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7pt" fo:font-weight="bold" officeooo:rsid="001349b5" officeooo:paragraph-rsid="001349b5" style:font-size-asian="7pt" style:font-weight-asian="bold" style:font-size-complex="7pt" style:font-weight-complex="bold"/>
    </style:style>
    <style:style style:name="P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1349b5" style:font-size-asian="7pt" style:font-weight-asian="bold" style:font-size-complex="7pt" style:font-weight-complex="bold"/>
    </style:style>
    <style:style style:name="P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99de19" style:font-size-asian="7pt" style:font-weight-asian="bold" style:font-size-complex="7pt" style:font-weight-complex="bold"/>
    </style:style>
    <style:style style:name="P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a88ec3" style:font-size-asian="7pt" style:font-weight-asian="bold" style:font-size-complex="7pt" style:font-weight-complex="bold"/>
    </style:style>
    <style:style style:name="P5" style:family="paragraph" style:parent-style-name="Standard">
      <style:text-properties style:font-name="Lucida Console" fo:font-size="7pt" fo:font-weight="bold" officeooo:rsid="001349b5" officeooo:paragraph-rsid="0043a310" style:font-size-asian="7pt" style:font-weight-asian="bold" style:font-size-complex="7pt" style:font-weight-complex="bold"/>
    </style:style>
    <style:style style:name="P6" style:family="paragraph" style:parent-style-name="Standard">
      <style:text-properties style:font-name="Lucida Console" fo:font-size="7pt" fo:font-weight="bold" officeooo:rsid="001349b5" officeooo:paragraph-rsid="00782a9e" style:font-size-asian="7pt" style:font-weight-asian="bold" style:font-size-complex="7pt" style:font-weight-complex="bold"/>
    </style:style>
    <style:style style:name="P7" style:family="paragraph" style:parent-style-name="Standard">
      <style:text-properties style:font-name="Lucida Console" fo:font-size="7pt" fo:font-weight="bold" officeooo:rsid="001349b5" officeooo:paragraph-rsid="00976fea" style:font-size-asian="7pt" style:font-weight-asian="bold" style:font-size-complex="7pt" style:font-weight-complex="bold"/>
    </style:style>
    <style:style style:name="P8" style:family="paragraph" style:parent-style-name="Standard">
      <style:text-properties style:font-name="Lucida Console" fo:font-size="7pt" fo:font-weight="bold" officeooo:rsid="001349b5" officeooo:paragraph-rsid="0097c1e9" style:font-size-asian="7pt" style:font-weight-asian="bold" style:font-size-complex="7pt" style:font-weight-complex="bold"/>
    </style:style>
    <style:style style:name="P9" style:family="paragraph" style:parent-style-name="Standard">
      <style:text-properties style:font-name="Lucida Console" fo:font-size="7pt" fo:font-weight="bold" officeooo:rsid="001349b5" officeooo:paragraph-rsid="0099de19" style:font-size-asian="7pt" style:font-weight-asian="bold" style:font-size-complex="7pt" style:font-weight-complex="bold"/>
    </style:style>
    <style:style style:name="P10" style:family="paragraph" style:parent-style-name="Standard">
      <style:text-properties style:font-name="Lucida Console" fo:font-size="7pt" fo:font-weight="bold" officeooo:rsid="001349b5" officeooo:paragraph-rsid="00a458af" style:font-size-asian="7pt" style:font-weight-asian="bold" style:font-size-complex="7pt" style:font-weight-complex="bold"/>
    </style:style>
    <style:style style:name="P11" style:family="paragraph" style:parent-style-name="Standard">
      <style:text-properties style:font-name="Lucida Console" fo:font-size="7pt" fo:font-weight="bold" officeooo:rsid="001349b5" officeooo:paragraph-rsid="00a88ec3" style:font-size-asian="7pt" style:font-weight-asian="bold" style:font-size-complex="7pt" style:font-weight-complex="bold"/>
    </style:style>
    <style:style style:name="P1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99de19" style:font-size-asian="7pt" style:font-weight-asian="bold" style:font-size-complex="7pt" style:font-weight-complex="bold"/>
    </style:style>
    <style:style style:name="P1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9e0a8f" style:font-size-asian="7pt" style:font-weight-asian="bold" style:font-size-complex="7pt" style:font-weight-complex="bold"/>
    </style:style>
    <style:style style:name="P14" style:family="paragraph" style:parent-style-name="Standard">
      <style:text-properties style:font-name="Lucida Console" fo:font-size="7pt" fo:font-weight="bold" officeooo:rsid="0023eb38" officeooo:paragraph-rsid="0099de19" style:font-size-asian="7pt" style:font-weight-asian="bold" style:font-size-complex="7pt" style:font-weight-complex="bold"/>
    </style:style>
    <style:style style:name="P15" style:family="paragraph" style:parent-style-name="Standard">
      <style:text-properties style:font-name="Lucida Console" fo:font-size="7pt" fo:font-weight="bold" officeooo:rsid="0023eb38" officeooo:paragraph-rsid="001349b5" style:font-size-asian="7pt" style:font-weight-asian="bold" style:font-size-complex="7pt" style:font-weight-complex="bold"/>
    </style:style>
    <style:style style:name="P16" style:family="paragraph" style:parent-style-name="Standard">
      <style:text-properties style:font-name="Lucida Console" fo:font-size="7pt" fo:font-weight="bold" officeooo:rsid="002507e3" officeooo:paragraph-rsid="0046b4b3" style:font-size-asian="7pt" style:font-weight-asian="bold" style:font-size-complex="7pt" style:font-weight-complex="bold"/>
    </style:style>
    <style:style style:name="P1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cb1a8" style:font-size-asian="7pt" style:font-weight-asian="bold" style:font-size-complex="7pt" style:font-weight-complex="bold"/>
    </style:style>
    <style:style style:name="P1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1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0718b" style:font-size-asian="7pt" style:font-weight-asian="bold" style:font-size-complex="7pt" style:font-weight-complex="bold"/>
    </style:style>
    <style:style style:name="P2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27944" style:font-size-asian="7pt" style:font-weight-asian="bold" style:font-size-complex="7pt" style:font-weight-complex="bold"/>
    </style:style>
    <style:style style:name="P2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dfb04" style:font-size-asian="7pt" style:font-weight-asian="bold" style:font-size-complex="7pt" style:font-weight-complex="bold"/>
    </style:style>
    <style:style style:name="P2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4d65b3" style:font-size-asian="7pt" style:font-weight-asian="bold" style:font-size-complex="7pt" style:font-weight-complex="bold"/>
    </style:style>
    <style:style style:name="P2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5a8ad8" style:font-size-asian="7pt" style:font-weight-asian="bold" style:font-size-complex="7pt" style:font-weight-complex="bold"/>
    </style:style>
    <style:style style:name="P2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7da5a0" style:font-size-asian="7pt" style:font-weight-asian="bold" style:font-size-complex="7pt" style:font-weight-complex="bold"/>
    </style:style>
    <style:style style:name="P2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7e825a" style:font-size-asian="7pt" style:font-weight-asian="bold" style:font-size-complex="7pt" style:font-weight-complex="bold"/>
    </style:style>
    <style:style style:name="P26" style:family="paragraph" style:parent-style-name="Standard">
      <style:paragraph-properties>
        <style:tab-stops>
          <style:tab-stop style:position="2.10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2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19170" style:font-size-asian="7pt" style:font-weight-asian="bold" style:font-size-complex="7pt" style:font-weight-complex="bold"/>
    </style:style>
    <style:style style:name="P28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fafb1" style:font-size-asian="7pt" style:font-weight-asian="bold" style:font-size-complex="7pt" style:font-weight-complex="bold"/>
    </style:style>
    <style:style style:name="P29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3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654de" style:font-size-asian="7pt" style:font-weight-asian="bold" style:font-size-complex="7pt" style:font-weight-complex="bold"/>
    </style:style>
    <style:style style:name="P3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79181" style:font-size-asian="7pt" style:font-weight-asian="bold" style:font-size-complex="7pt" style:font-weight-complex="bold"/>
    </style:style>
    <style:style style:name="P3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8e3a8" style:font-size-asian="7pt" style:font-weight-asian="bold" style:font-size-complex="7pt" style:font-weight-complex="bold"/>
    </style:style>
    <style:style style:name="P3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7acc90" style:font-size-asian="7pt" style:font-weight-asian="bold" style:font-size-complex="7pt" style:font-weight-complex="bold"/>
    </style:style>
    <style:style style:name="P3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9a8627" style:font-size-asian="7pt" style:font-weight-asian="bold" style:font-size-complex="7pt" style:font-weight-complex="bold"/>
    </style:style>
    <style:style style:name="P3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0718b" officeooo:paragraph-rsid="003fafb1" style:font-size-asian="7pt" style:font-weight-asian="bold" style:font-size-complex="7pt" style:font-weight-complex="bold"/>
    </style:style>
    <style:style style:name="P3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ef204" officeooo:paragraph-rsid="002d2378" style:font-size-asian="7pt" style:font-weight-asian="bold" style:font-size-complex="7pt" style:font-weight-complex="bold"/>
    </style:style>
    <style:style style:name="P3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3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5a8ad8" style:font-size-asian="7pt" style:font-weight-asian="bold" style:font-size-complex="7pt" style:font-weight-complex="bold"/>
    </style:style>
    <style:style style:name="P3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dfb04" style:font-size-asian="7pt" style:font-weight-asian="bold" style:font-size-complex="7pt" style:font-weight-complex="bold"/>
    </style:style>
    <style:style style:name="P40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41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2d2378" style:font-size-asian="7pt" style:font-weight-asian="bold" style:font-size-complex="7pt" style:font-weight-complex="bold"/>
    </style:style>
    <style:style style:name="P42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79aca4" style:font-size-asian="7pt" style:font-weight-asian="bold" style:font-size-complex="7pt" style:font-weight-complex="bold"/>
    </style:style>
    <style:style style:name="P4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36dd8" officeooo:paragraph-rsid="00336dd8" style:font-size-asian="7pt" style:font-weight-asian="bold" style:font-size-complex="7pt" style:font-weight-complex="bold"/>
    </style:style>
    <style:style style:name="P44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9b227" style:font-size-asian="7pt" style:font-weight-asian="bold" style:font-size-complex="7pt" style:font-weight-complex="bold"/>
    </style:style>
    <style:style style:name="P45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a13ed" style:font-size-asian="7pt" style:font-weight-asian="bold" style:font-size-complex="7pt" style:font-weight-complex="bold"/>
    </style:style>
    <style:style style:name="P46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4d65b3" style:font-size-asian="7pt" style:font-weight-asian="bold" style:font-size-complex="7pt" style:font-weight-complex="bold"/>
    </style:style>
    <style:style style:name="P4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542b4b" style:font-size-asian="7pt" style:font-weight-asian="bold" style:font-size-complex="7pt" style:font-weight-complex="bold"/>
    </style:style>
    <style:style style:name="P48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e825a" style:font-size-asian="7pt" style:font-weight-asian="bold" style:font-size-complex="7pt" style:font-weight-complex="bold"/>
    </style:style>
    <style:style style:name="P49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fa68e" style:font-size-asian="7pt" style:font-weight-asian="bold" style:font-size-complex="7pt" style:font-weight-complex="bold"/>
    </style:style>
    <style:style style:name="P50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8751ea" style:font-size-asian="7pt" style:font-weight-asian="bold" style:font-size-complex="7pt" style:font-weight-complex="bold"/>
    </style:style>
    <style:style style:name="P5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36dd8" style:font-size-asian="7pt" style:font-weight-asian="bold" style:font-size-complex="7pt" style:font-weight-complex="bold"/>
    </style:style>
    <style:style style:name="P5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27944" style:font-size-asian="7pt" style:font-weight-asian="bold" style:font-size-complex="7pt" style:font-weight-complex="bold"/>
    </style:style>
    <style:style style:name="P5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acc90" style:font-size-asian="7pt" style:font-weight-asian="bold" style:font-size-complex="7pt" style:font-weight-complex="bold"/>
    </style:style>
    <style:style style:name="P5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e825a" style:font-size-asian="7pt" style:font-weight-asian="bold" style:font-size-complex="7pt" style:font-weight-complex="bold"/>
    </style:style>
    <style:style style:name="P5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99de19" style:font-size-asian="7pt" style:font-weight-asian="bold" style:font-size-complex="7pt" style:font-weight-complex="bold"/>
    </style:style>
    <style:style style:name="P5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9a8627" style:font-size-asian="7pt" style:font-weight-asian="bold" style:font-size-complex="7pt" style:font-weight-complex="bold"/>
    </style:style>
    <style:style style:name="P5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a13ed" officeooo:paragraph-rsid="004d65b3" style:font-size-asian="7pt" style:font-weight-asian="bold" style:font-size-complex="7pt" style:font-weight-complex="bold"/>
    </style:style>
    <style:style style:name="P58" style:family="paragraph" style:parent-style-name="Standard">
      <style:text-properties style:font-name="Lucida Console" fo:font-size="7pt" fo:font-weight="bold" officeooo:rsid="00422d40" officeooo:paragraph-rsid="0046b4b3" style:font-size-asian="7pt" style:font-weight-asian="bold" style:font-size-complex="7pt" style:font-weight-complex="bold"/>
    </style:style>
    <style:style style:name="P59" style:family="paragraph" style:parent-style-name="Standard">
      <style:text-properties style:font-name="Lucida Console" fo:font-size="7pt" fo:font-weight="bold" officeooo:rsid="00422d40" officeooo:paragraph-rsid="005ff1d7" style:font-size-asian="7pt" style:font-weight-asian="bold" style:font-size-complex="7pt" style:font-weight-complex="bold"/>
    </style:style>
    <style:style style:name="P60" style:family="paragraph" style:parent-style-name="Standard">
      <style:paragraph-properties>
        <style:tab-stops>
          <style:tab-stop style:position="0.8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61" style:family="paragraph" style:parent-style-name="Standard">
      <style:paragraph-properties>
        <style:tab-stops>
          <style:tab-stop style:position="0.894cm"/>
          <style:tab-stop style:position="2.3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6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96f53" officeooo:paragraph-rsid="0099de19" style:font-size-asian="7pt" style:font-weight-asian="bold" style:font-size-complex="7pt" style:font-weight-complex="bold"/>
    </style:style>
    <style:style style:name="P63" style:family="paragraph" style:parent-style-name="Standard">
      <style:text-properties style:font-name="Lucida Console" fo:font-size="7pt" fo:font-weight="bold" officeooo:rsid="0043a310" officeooo:paragraph-rsid="0099de19" style:font-size-asian="7pt" style:font-weight-asian="bold" style:font-size-complex="7pt" style:font-weight-complex="bold"/>
    </style:style>
    <style:style style:name="P6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9e0a8f" style:font-size-asian="7pt" style:font-weight-asian="bold" style:font-size-complex="7pt" style:font-weight-complex="bold"/>
    </style:style>
    <style:style style:name="P6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99de19" style:font-size-asian="7pt" style:font-weight-asian="bold" style:font-size-complex="7pt" style:font-weight-complex="bold"/>
    </style:style>
    <style:style style:name="P6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a23525" officeooo:paragraph-rsid="00a23525" style:font-size-asian="7pt" style:font-weight-asian="bold" style:font-size-complex="7pt" style:font-weight-complex="bold"/>
    </style:style>
    <style:style style:name="P67" style:family="paragraph" style:parent-style-name="Standard">
      <style:text-properties style:font-name="Lucida Console" fo:font-size="7pt" fo:font-weight="bold" officeooo:rsid="00a240c9" officeooo:paragraph-rsid="00a240c9" style:font-size-asian="7pt" style:font-weight-asian="bold" style:font-size-complex="7pt" style:font-weight-complex="bold"/>
    </style:style>
    <style:style style:name="P6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a240c9" officeooo:paragraph-rsid="00a240c9" style:font-size-asian="7pt" style:font-weight-asian="bold" style:font-size-complex="7pt" style:font-weight-complex="bold"/>
    </style:style>
    <style:style style:name="P69" style:family="paragraph" style:parent-style-name="Standard">
      <style:text-properties style:font-name="Lucida Console" fo:font-size="7pt" fo:font-weight="bold" officeooo:rsid="00a240c9" officeooo:paragraph-rsid="00a6b425" style:font-size-asian="7pt" style:font-weight-asian="bold" style:font-size-complex="7pt" style:font-weight-complex="bold"/>
    </style:style>
    <style:style style:name="P7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9e0a8f" officeooo:paragraph-rsid="009e0a8f" style:font-size-asian="7pt" style:font-weight-asian="bold" style:font-size-complex="7pt" style:font-weight-complex="bold"/>
    </style:style>
    <style:style style:name="P71" style:family="paragraph" style:parent-style-name="Standard">
      <style:text-properties style:font-name="Lucida Console" fo:font-size="7pt" fo:font-weight="bold" officeooo:rsid="00a6b425" officeooo:paragraph-rsid="00a6b425" style:font-size-asian="7pt" style:font-weight-asian="bold" style:font-size-complex="7pt" style:font-weight-complex="bold"/>
    </style:style>
    <style:style style:name="P7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2cb1a8" officeooo:paragraph-rsid="005a8ad8" style:font-size-asian="7pt" style:font-weight-asian="normal" style:font-size-complex="7pt" style:font-weight-complex="normal"/>
    </style:style>
    <style:style style:name="P7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5a8ad8" officeooo:paragraph-rsid="005a8ad8" style:font-size-asian="7pt" style:font-weight-asian="normal" style:font-size-complex="7pt" style:font-weight-complex="normal"/>
    </style:style>
    <style:style style:name="P7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8180c9" officeooo:paragraph-rsid="008180c9" style:font-size-asian="7pt" style:font-weight-asian="normal" style:font-size-complex="7pt" style:font-weight-complex="normal"/>
    </style:style>
    <style:style style:name="P7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4f6ce5" officeooo:paragraph-rsid="00523483" style:font-size-asian="7pt" style:font-weight-asian="normal" style:font-size-complex="7pt" style:font-weight-complex="normal"/>
    </style:style>
    <style:style style:name="P7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4f6ce5" officeooo:paragraph-rsid="004f6ce5" style:font-size-asian="7pt" style:font-weight-asian="normal" style:font-size-complex="7pt" style:font-weight-complex="normal"/>
    </style:style>
    <style:style style:name="P7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4f6ce5" officeooo:paragraph-rsid="00900da8" style:font-size-asian="7pt" style:font-weight-asian="normal" style:font-size-complex="7pt" style:font-weight-complex="normal"/>
    </style:style>
    <style:style style:name="P78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normal" officeooo:rsid="003a13ed" officeooo:paragraph-rsid="008751ea" style:font-size-asian="7pt" style:font-weight-asian="normal" style:font-size-complex="7pt" style:font-weight-complex="normal"/>
    </style:style>
    <style:style style:name="P7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336dd8" officeooo:paragraph-rsid="007acc90" style:font-size-asian="7pt" style:font-weight-asian="normal" style:font-size-complex="7pt" style:font-weight-complex="normal"/>
    </style:style>
    <style:style style:name="P8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336dd8" officeooo:paragraph-rsid="0099de19" style:font-size-asian="7pt" style:font-weight-asian="normal" style:font-size-complex="7pt" style:font-weight-complex="normal"/>
    </style:style>
    <style:style style:name="P81" style:family="paragraph" style:parent-style-name="Standard">
      <style:text-properties style:font-name="Lucida Console" fo:font-size="7pt" style:text-underline-style="solid" style:text-underline-width="auto" style:text-underline-color="font-color" fo:font-weight="bold" officeooo:rsid="001349b5" officeooo:paragraph-rsid="0099de19" style:font-size-asian="7pt" style:font-weight-asian="bold" style:font-size-complex="7pt" style:font-weight-complex="bold"/>
    </style:style>
    <style:style style:name="P8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solid" style:text-underline-width="auto" style:text-underline-color="font-color" fo:font-weight="bold" officeooo:rsid="001349b5" officeooo:paragraph-rsid="0099de19" style:font-size-asian="7pt" style:font-weight-asian="bold" style:font-size-complex="7pt" style:font-weight-complex="bold"/>
    </style:style>
    <style:style style:name="P83" style:family="paragraph" style:parent-style-name="Standard">
      <style:text-properties style:font-name="Lucida Console" fo:font-size="7pt" style:text-underline-style="none" fo:font-weight="bold" officeooo:rsid="00741ef6" officeooo:paragraph-rsid="00a26e17" style:font-size-asian="7pt" style:font-weight-asian="bold" style:font-size-complex="7pt" style:font-weight-complex="bold"/>
    </style:style>
    <style:style style:name="P8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none" fo:font-weight="bold" officeooo:rsid="001349b5" officeooo:paragraph-rsid="00a458af" style:font-size-asian="7pt" style:font-weight-asian="bold" style:font-size-complex="7pt" style:font-weight-complex="bold"/>
    </style:style>
    <style:style style:name="P85" style:family="paragraph" style:parent-style-name="Standard">
      <style:text-properties style:font-name="Lucida Console" fo:font-size="7pt" style:text-underline-style="none" fo:font-weight="bold" officeooo:rsid="001349b5" officeooo:paragraph-rsid="00a773d6" style:font-size-asian="7pt" style:font-weight-asian="bold" style:font-size-complex="7pt" style:font-weight-complex="bold"/>
    </style:style>
    <style:style style:name="P8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none" fo:font-weight="bold" officeooo:rsid="00a458af" officeooo:paragraph-rsid="00a458af" style:font-size-asian="7pt" style:font-weight-asian="bold" style:font-size-complex="7pt" style:font-weight-complex="bold"/>
    </style:style>
    <style:style style:name="P8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4967" officeooo:paragraph-rsid="003dfb04" style:font-size-asian="8pt" style:font-weight-asian="normal" style:font-size-complex="8pt" style:font-weight-complex="normal"/>
    </style:style>
    <style:style style:name="P8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3dfb04" style:font-size-asian="8pt" style:font-weight-asian="normal" style:font-size-complex="8pt" style:font-weight-complex="normal"/>
    </style:style>
    <style:style style:name="P8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d65b3" style:font-size-asian="8pt" style:font-weight-asian="normal" style:font-size-complex="8pt" style:font-weight-complex="normal"/>
    </style:style>
    <style:style style:name="P9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f6ce5" style:font-size-asian="8pt" style:font-weight-asian="normal" style:font-size-complex="8pt" style:font-weight-complex="normal"/>
    </style:style>
    <style:style style:name="P9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9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4b9001" style:font-size-asian="8pt" style:font-weight-asian="normal" style:font-size-complex="8pt" style:font-weight-complex="normal"/>
    </style:style>
    <style:style style:name="P9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4d65b3" style:font-size-asian="8pt" style:font-weight-asian="normal" style:font-size-complex="8pt" style:font-weight-complex="normal"/>
    </style:style>
    <style:style style:name="P9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8180c9" style:font-size-asian="8pt" style:font-weight-asian="normal" style:font-size-complex="8pt" style:font-weight-complex="normal"/>
    </style:style>
    <style:style style:name="P9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4d65b3" style:font-size-asian="8pt" style:font-weight-asian="normal" style:font-size-complex="8pt" style:font-weight-complex="normal"/>
    </style:style>
    <style:style style:name="P9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8180c9" style:font-size-asian="8pt" style:font-weight-asian="normal" style:font-size-complex="8pt" style:font-weight-complex="normal"/>
    </style:style>
    <style:style style:name="P9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9d00ed" style:font-size-asian="8pt" style:font-weight-asian="normal" style:font-size-complex="8pt" style:font-weight-complex="normal"/>
    </style:style>
    <style:style style:name="P9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f6ce5" officeooo:paragraph-rsid="004f6ce5" style:font-size-asian="8pt" style:font-weight-asian="normal" style:font-size-complex="8pt" style:font-weight-complex="normal"/>
    </style:style>
    <style:style style:name="P9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a8ad8" officeooo:paragraph-rsid="005a8ad8" style:font-size-asian="8pt" style:font-weight-asian="normal" style:font-size-complex="8pt" style:font-weight-complex="normal"/>
    </style:style>
    <style:style style:name="P10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ff1d7" officeooo:paragraph-rsid="005ff1d7" style:font-size-asian="8pt" style:font-weight-asian="normal" style:font-size-complex="8pt" style:font-weight-complex="normal"/>
    </style:style>
    <style:style style:name="P10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6c9acf" officeooo:paragraph-rsid="006c9acf" style:font-size-asian="8pt" style:font-weight-asian="normal" style:font-size-complex="8pt" style:font-weight-complex="normal"/>
    </style:style>
    <style:style style:name="P10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8180c9" style:font-size-asian="8pt" style:font-weight-asian="normal" style:font-size-complex="8pt" style:font-weight-complex="normal"/>
    </style:style>
    <style:style style:name="P10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4d65b3" style:font-size-asian="8pt" style:font-weight-asian="normal" style:font-size-complex="8pt" style:font-weight-complex="normal"/>
    </style:style>
    <style:style style:name="P10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5a8ad8" style:font-size-asian="8pt" style:font-weight-asian="normal" style:font-size-complex="8pt" style:font-weight-complex="normal"/>
    </style:style>
    <style:style style:name="P10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9c4664" style:font-size-asian="8pt" style:font-weight-asian="normal" style:font-size-complex="8pt" style:font-weight-complex="normal"/>
    </style:style>
    <style:style style:name="P10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9d00ed" style:font-size-asian="8pt" style:font-weight-asian="normal" style:font-size-complex="8pt" style:font-weight-complex="normal"/>
    </style:style>
    <style:style style:name="P10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2a9e" officeooo:paragraph-rsid="0079aca4" style:font-size-asian="8pt" style:font-weight-asian="normal" style:font-size-complex="8pt" style:font-weight-complex="normal"/>
    </style:style>
    <style:style style:name="P10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aca4" officeooo:paragraph-rsid="003dfb04" style:font-size-asian="8pt" style:font-weight-asian="normal" style:font-size-complex="8pt" style:font-weight-complex="normal"/>
    </style:style>
    <style:style style:name="P10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918ef9" officeooo:paragraph-rsid="004f6ce5" style:font-size-asian="8pt" style:font-weight-asian="normal" style:font-size-complex="8pt" style:font-weight-complex="normal"/>
    </style:style>
    <style:style style:name="P11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918ef9" officeooo:paragraph-rsid="00918ef9" style:font-size-asian="8pt" style:font-weight-asian="normal" style:font-size-complex="8pt" style:font-weight-complex="normal"/>
    </style:style>
    <style:style style:name="P11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12pt" fo:font-weight="bold" officeooo:rsid="005ff1d7" officeooo:paragraph-rsid="002cb1a8" style:font-size-asian="12pt" style:font-weight-asian="bold" style:font-size-complex="12pt" style:font-weight-complex="bold"/>
    </style:style>
    <style:style style:name="P112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1349b5" style:font-size-asian="9pt" style:font-weight-asian="bold" style:font-size-complex="9pt" style:font-weight-complex="bold"/>
    </style:style>
    <style:style style:name="P113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46b4b3" style:font-size-asian="9pt" style:font-weight-asian="bold" style:font-size-complex="9pt" style:font-weight-complex="bold"/>
    </style:style>
    <style:style style:name="P114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99de19" style:font-size-asian="9pt" style:font-weight-asian="bold" style:font-size-complex="9pt" style:font-weight-complex="bold"/>
    </style:style>
    <style:style style:name="P11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9pt" style:text-underline-style="solid" style:text-underline-width="auto" style:text-underline-color="font-color" fo:font-weight="bold" officeooo:rsid="001349b5" officeooo:paragraph-rsid="00a458af" style:font-size-asian="9pt" style:font-weight-asian="bold" style:font-size-complex="9pt" style:font-weight-complex="bold"/>
    </style:style>
    <style:style style:name="P116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a773d6" style:font-size-asian="9pt" style:font-weight-asian="bold" style:font-size-complex="9pt" style:font-weight-complex="bold"/>
    </style:style>
    <style:style style:name="P117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a88ec3" style:font-size-asian="9pt" style:font-weight-asian="bold" style:font-size-complex="9pt" style:font-weight-complex="bold"/>
    </style:style>
    <style:style style:name="P118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7026a4" officeooo:paragraph-rsid="00a773d6" style:font-size-asian="9pt" style:font-weight-asian="bold" style:font-size-complex="9pt" style:font-weight-complex="bold"/>
    </style:style>
    <style:style style:name="P119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a88ec3" officeooo:paragraph-rsid="00a88ec3" style:font-size-asian="9pt" style:font-weight-asian="bold" style:font-size-complex="9pt" style:font-weight-complex="bold"/>
    </style:style>
    <style:style style:name="P12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9pt" style:text-underline-style="none" fo:font-weight="bold" officeooo:rsid="001349b5" officeooo:paragraph-rsid="00a458af" style:font-size-asian="9pt" style:font-weight-asian="bold" style:font-size-complex="9pt" style:font-weight-complex="bold"/>
    </style:style>
    <style:style style:name="P121" style:family="paragraph" style:parent-style-name="Standard">
      <style:text-properties officeooo:rsid="0012e6fb" officeooo:paragraph-rsid="0012e6fb"/>
    </style:style>
    <style:style style:name="P122" style:family="paragraph" style:parent-style-name="Standard">
      <style:paragraph-properties>
        <style:tab-stops>
          <style:tab-stop style:position="2.394cm"/>
        </style:tab-stops>
      </style:paragraph-properties>
      <style:text-properties officeooo:paragraph-rsid="00a23525"/>
    </style:style>
    <style:style style:name="P123" style:family="paragraph" style:parent-style-name="Standard">
      <style:text-properties officeooo:paragraph-rsid="0065158e"/>
    </style:style>
    <style:style style:name="P124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12pt" fo:font-weight="bold" officeooo:rsid="003d4967" officeooo:paragraph-rsid="002cb1a8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indent="2.401cm" style:auto-text-indent="false" fo:background-color="transparent">
        <style:tab-stops>
          <style:tab-stop style:position="2.394cm"/>
        </style:tab-stops>
      </style:paragraph-properties>
      <style:text-properties style:font-name="Lucida Console" fo:font-size="7pt" fo:font-weight="bold" officeooo:rsid="00a23525" officeooo:paragraph-rsid="00a88ec3" style:font-size-asian="7pt" style:font-weight-asian="bold" style:font-size-complex="7pt" style:font-weight-complex="bold"/>
    </style:style>
    <style:style style:name="P127" style:family="paragraph" style:parent-style-name="Standard" style:master-page-name="">
      <loext:graphic-properties draw:fill="none"/>
      <style:paragraph-properties fo:margin-left="2.401cm" fo:margin-right="0cm" fo:text-indent="-2.401cm" style:auto-text-indent="false" style:page-number="auto" fo:background-color="transparent">
        <style:tab-stops>
          <style:tab-stop style:position="2.394cm"/>
        </style:tab-stops>
      </style:paragraph-properties>
      <style:text-properties style:font-name="Lucida Console" fo:font-size="7pt" fo:font-weight="bold" officeooo:rsid="00a23525" officeooo:paragraph-rsid="00a88ec3" style:font-size-asian="7pt" style:font-weight-asian="bold" style:font-size-complex="7pt" style:font-weight-complex="bold"/>
    </style:style>
    <style:style style:name="P128" style:family="paragraph" style:parent-style-name="Standard" style:master-page-name="">
      <loext:graphic-properties draw:fill="none"/>
      <style:paragraph-properties fo:margin-left="2.401cm" fo:margin-right="0cm" fo:text-indent="-2.401cm" style:auto-text-indent="false" style:page-number="auto" fo:background-color="transparent">
        <style:tab-stops/>
      </style:paragraph-properties>
      <style:text-properties style:font-name="Lucida Console" fo:font-size="7pt" fo:font-weight="bold" officeooo:rsid="00a23525" officeooo:paragraph-rsid="00a88ec3" style:font-size-asian="7pt" style:font-weight-asian="bold" style:font-size-complex="7pt" style:font-weight-complex="bold"/>
    </style:style>
    <style:style style:name="P129" style:family="paragraph" style:parent-style-name="Standard">
      <loext:graphic-properties draw:fill="none"/>
      <style:paragraph-properties fo:margin-left="2.401cm" fo:margin-right="0cm" fo:text-indent="-2.401cm" style:auto-text-indent="false" fo:background-color="transparent">
        <style:tab-stops/>
      </style:paragraph-properties>
      <style:text-properties style:font-name="Lucida Console" fo:font-size="7pt" fo:font-weight="bold" officeooo:rsid="00a23525" officeooo:paragraph-rsid="00a88ec3" style:font-size-asian="7pt" style:font-weight-asian="bold" style:font-size-complex="7pt" style:font-weight-complex="bold"/>
    </style:style>
    <style:style style:name="P130" style:family="paragraph" style:parent-style-name="Standard">
      <loext:graphic-properties draw:fill="none"/>
      <style:paragraph-properties fo:margin-left="2.401cm" fo:margin-right="0cm" fo:text-indent="-2.401cm" style:auto-text-indent="false" fo:background-color="transparent">
        <style:tab-stops/>
      </style:paragraph-properties>
      <style:text-properties style:font-name="Lucida Console" fo:font-size="7pt" fo:font-weight="bold" officeooo:rsid="00a23525" officeooo:paragraph-rsid="00abd9f7" style:font-size-asian="7pt" style:font-weight-asian="bold" style:font-size-complex="7pt" style:font-weight-complex="bold"/>
    </style:style>
    <style:style style:name="P131" style:family="paragraph" style:parent-style-name="Standard">
      <loext:graphic-properties draw:fill="none"/>
      <style:paragraph-properties fo:margin-left="2.401cm" fo:margin-right="0cm" fo:text-indent="-2.401cm" style:auto-text-indent="false" fo:background-color="transparent">
        <style:tab-stops/>
      </style:paragraph-properties>
      <style:text-properties style:font-name="Lucida Console" fo:font-size="7pt" fo:font-weight="bold" officeooo:rsid="00a23525" officeooo:paragraph-rsid="00ad5586" style:font-size-asian="7pt" style:font-weight-asian="bold" style:font-size-complex="7pt" style:font-weight-complex="bold"/>
    </style:style>
    <style:style style:name="P132" style:family="paragraph" style:parent-style-name="Standard">
      <loext:graphic-properties draw:fill="none"/>
      <style:paragraph-properties fo:margin-left="2.401cm" fo:margin-right="0cm" fo:text-indent="-2.401cm" style:auto-text-indent="false" fo:background-color="transparent">
        <style:tab-stops/>
      </style:paragraph-properties>
      <style:text-properties style:font-name="Lucida Console" fo:font-size="7pt" fo:font-weight="bold" officeooo:rsid="00a9f483" officeooo:paragraph-rsid="00abd9f7" style:font-size-asian="7pt" style:font-weight-asian="bold" style:font-size-complex="7pt" style:font-weight-complex="bold"/>
    </style:style>
    <style:style style:name="P133" style:family="paragraph" style:parent-style-name="Standard">
      <loext:graphic-properties draw:fill="none"/>
      <style:paragraph-properties fo:margin-left="2.401cm" fo:margin-right="0cm" fo:text-indent="-2.401cm" style:auto-text-indent="false" fo:background-color="transparent">
        <style:tab-stops/>
      </style:paragraph-properties>
      <style:text-properties style:font-name="Lucida Console" fo:font-size="7pt" fo:font-weight="bold" officeooo:rsid="00a9f483" officeooo:paragraph-rsid="00ad5586" style:font-size-asian="7pt" style:font-weight-asian="bold" style:font-size-complex="7pt" style:font-weight-complex="bold"/>
    </style:style>
    <style:style style:name="P134" style:family="paragraph" style:parent-style-name="Standard">
      <loext:graphic-properties draw:fill="none"/>
      <style:paragraph-properties fo:margin-left="2.401cm" fo:margin-right="0cm" fo:text-indent="-2.401cm" style:auto-text-indent="false" fo:background-color="transparent">
        <style:tab-stops/>
      </style:paragraph-properties>
      <style:text-properties style:font-name="Lucida Console" fo:font-size="7pt" fo:font-weight="bold" officeooo:rsid="00a9f483" officeooo:paragraph-rsid="00add98f" style:font-size-asian="7pt" style:font-weight-asian="bold" style:font-size-complex="7pt" style:font-weight-complex="bold"/>
    </style:style>
    <style:style style:name="P135" style:family="paragraph" style:parent-style-name="Standard">
      <loext:graphic-properties draw:fill="none"/>
      <style:paragraph-properties fo:margin-left="2.401cm" fo:margin-right="0cm" fo:text-indent="-2.401cm" style:auto-text-indent="false" fo:background-color="transparent">
        <style:tab-stops/>
      </style:paragraph-properties>
      <style:text-properties style:font-name="Lucida Console" fo:font-size="7pt" fo:font-weight="bold" officeooo:rsid="00a9f483" officeooo:paragraph-rsid="00af0c2a" style:font-size-asian="7pt" style:font-weight-asian="bold" style:font-size-complex="7pt" style:font-weight-complex="bold"/>
    </style:style>
    <style:style style:name="P136" style:family="paragraph" style:parent-style-name="Standard">
      <style:text-properties style:font-name="Lucida Console" fo:font-size="7pt" fo:font-weight="bold" officeooo:rsid="00a240c9" officeooo:paragraph-rsid="0099de19" style:font-size-asian="7pt" style:font-weight-asian="bold" style:font-size-complex="7pt" style:font-weight-complex="bold"/>
    </style:style>
    <style:style style:name="P13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9e0a8f" style:font-size-asian="7pt" style:font-weight-asian="bold" style:font-size-complex="7pt" style:font-weight-complex="bold"/>
    </style:style>
    <style:style style:name="T1" style:family="text">
      <style:text-properties fo:font-size="7pt" fo:font-weight="bold" officeooo:rsid="0039b227" style:font-size-asian="7pt" style:font-weight-asian="bold" style:font-size-complex="7pt" style:font-weight-complex="bold"/>
    </style:style>
    <style:style style:name="T2" style:family="text">
      <style:text-properties style:font-name="Lucida Console" fo:font-size="7pt" fo:font-weight="bold" officeooo:rsid="00296f53" style:font-size-asian="7pt" style:font-weight-asian="bold" style:font-size-complex="7pt" style:font-weight-complex="bold"/>
    </style:style>
    <style:style style:name="T3" style:family="text">
      <style:text-properties style:font-name="Lucida Console" fo:font-size="7pt" fo:font-weight="bold" officeooo:rsid="0071fbd2" style:font-size-asian="7pt" style:font-weight-asian="bold" style:font-size-complex="7pt" style:font-weight-complex="bold"/>
    </style:style>
    <style:style style:name="T4" style:family="text">
      <style:text-properties style:font-name="Lucida Console" fo:font-size="7pt" fo:font-weight="bold" officeooo:rsid="00768b8a" style:font-size-asian="7pt" style:font-weight-asian="bold" style:font-size-complex="7pt" style:font-weight-complex="bold"/>
    </style:style>
    <style:style style:name="T5" style:family="text">
      <style:text-properties style:font-name="Lucida Console" fo:font-size="7pt" fo:font-weight="bold" officeooo:rsid="002507e3" style:font-size-asian="7pt" style:font-weight-asian="bold" style:font-size-complex="7pt" style:font-weight-complex="bold"/>
    </style:style>
    <style:style style:name="T6" style:family="text">
      <style:text-properties style:font-name="Lucida Console" fo:font-size="7pt" fo:font-weight="bold" officeooo:rsid="00417de7" style:font-size-asian="7pt" style:font-weight-asian="bold" style:font-size-complex="7pt" style:font-weight-complex="bold"/>
    </style:style>
    <style:style style:name="T7" style:family="text">
      <style:text-properties style:font-name="Lucida Console" fo:font-size="7pt" fo:font-weight="bold" officeooo:rsid="001349b5" style:font-size-asian="7pt" style:font-weight-asian="bold" style:font-size-complex="7pt" style:font-weight-complex="bold"/>
    </style:style>
    <style:style style:name="T8" style:family="text">
      <style:text-properties style:font-name="Lucida Console" fo:font-size="7pt" fo:font-weight="bold" officeooo:rsid="00a12feb" style:font-size-asian="7pt" style:font-weight-asian="bold" style:font-size-complex="7pt" style:font-weight-complex="bold"/>
    </style:style>
    <style:style style:name="T9" style:family="text">
      <style:text-properties style:font-name="Lucida Console" fo:font-size="7pt" fo:font-weight="bold" officeooo:rsid="00a23525" style:font-size-asian="7pt" style:font-weight-asian="bold" style:font-size-complex="7pt" style:font-weight-complex="bold"/>
    </style:style>
    <style:style style:name="T10" style:family="text">
      <style:text-properties style:font-name="Lucida Console" fo:font-size="7pt" fo:font-weight="bold" officeooo:rsid="00a240c9" style:font-size-asian="7pt" style:font-weight-asian="bold" style:font-size-complex="7pt" style:font-weight-complex="bold"/>
    </style:style>
    <style:style style:name="T11" style:family="text">
      <style:text-properties style:font-name="Lucida Console" fo:font-size="7pt" fo:font-weight="bold" officeooo:rsid="00a26e17" style:font-size-asian="7pt" style:font-weight-asian="bold" style:font-size-complex="7pt" style:font-weight-complex="bold"/>
    </style:style>
    <style:style style:name="T12" style:family="text">
      <style:text-properties officeooo:rsid="002d2378"/>
    </style:style>
    <style:style style:name="T13" style:family="text">
      <style:text-properties officeooo:rsid="0030718b"/>
    </style:style>
    <style:style style:name="T14" style:family="text">
      <style:text-properties officeooo:rsid="00319170"/>
    </style:style>
    <style:style style:name="T15" style:family="text">
      <style:text-properties officeooo:rsid="00327944"/>
    </style:style>
    <style:style style:name="T16" style:family="text">
      <style:text-properties officeooo:rsid="00336dd8"/>
    </style:style>
    <style:style style:name="T17" style:family="text">
      <style:text-properties officeooo:rsid="003654de"/>
    </style:style>
    <style:style style:name="T18" style:family="text">
      <style:text-properties officeooo:rsid="0038e3a8"/>
    </style:style>
    <style:style style:name="T19" style:family="text">
      <style:text-properties officeooo:rsid="003a13ed"/>
    </style:style>
    <style:style style:name="T20" style:family="text">
      <style:text-properties officeooo:rsid="003c127d"/>
    </style:style>
    <style:style style:name="T21" style:family="text">
      <style:text-properties officeooo:rsid="003dfb04"/>
    </style:style>
    <style:style style:name="T22" style:family="text">
      <style:text-properties officeooo:rsid="00422d40"/>
    </style:style>
    <style:style style:name="T23" style:family="text">
      <style:text-properties officeooo:rsid="00426943"/>
    </style:style>
    <style:style style:name="T24" style:family="text">
      <style:text-properties officeooo:rsid="0043a310"/>
    </style:style>
    <style:style style:name="T25" style:family="text">
      <style:text-properties officeooo:rsid="00449d16"/>
    </style:style>
    <style:style style:name="T26" style:family="text">
      <style:text-properties officeooo:rsid="004f6ce5"/>
    </style:style>
    <style:style style:name="T27" style:family="text">
      <style:text-properties officeooo:rsid="00523483"/>
    </style:style>
    <style:style style:name="T28" style:family="text">
      <style:text-properties officeooo:rsid="00542b4b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e5909" style:font-weight-asian="normal" style:font-weight-complex="normal"/>
    </style:style>
    <style:style style:name="T31" style:family="text">
      <style:text-properties fo:font-weight="normal" officeooo:rsid="003a13ed" style:font-weight-asian="normal" style:font-weight-complex="normal"/>
    </style:style>
    <style:style style:name="T32" style:family="text">
      <style:text-properties fo:font-weight="normal" officeooo:rsid="003654de" style:font-weight-asian="normal" style:font-weight-complex="normal"/>
    </style:style>
    <style:style style:name="T33" style:family="text">
      <style:text-properties fo:font-weight="normal" officeooo:rsid="00336dd8" style:font-weight-asian="normal" style:font-weight-complex="normal"/>
    </style:style>
    <style:style style:name="T34" style:family="text">
      <style:text-properties fo:font-weight="normal" officeooo:rsid="0038e3a8" style:font-weight-asian="normal" style:font-weight-complex="normal"/>
    </style:style>
    <style:style style:name="T35" style:family="text">
      <style:text-properties fo:font-weight="normal" officeooo:rsid="003fafb1" style:font-weight-asian="normal" style:font-weight-complex="normal"/>
    </style:style>
    <style:style style:name="T36" style:family="text">
      <style:text-properties fo:font-weight="normal" officeooo:rsid="00379181" style:font-weight-asian="normal" style:font-weight-complex="normal"/>
    </style:style>
    <style:style style:name="T37" style:family="text">
      <style:text-properties fo:font-weight="normal" officeooo:rsid="003dfb04" style:font-weight-asian="normal" style:font-weight-complex="normal"/>
    </style:style>
    <style:style style:name="T38" style:family="text">
      <style:text-properties fo:font-weight="normal" officeooo:rsid="00319170" style:font-weight-asian="normal" style:font-weight-complex="normal"/>
    </style:style>
    <style:style style:name="T39" style:family="text">
      <style:text-properties fo:font-weight="normal" officeooo:rsid="00327944" style:font-weight-asian="normal" style:font-weight-complex="normal"/>
    </style:style>
    <style:style style:name="T40" style:family="text">
      <style:text-properties fo:font-weight="normal" officeooo:rsid="0030718b" style:font-weight-asian="normal" style:font-weight-complex="normal"/>
    </style:style>
    <style:style style:name="T41" style:family="text">
      <style:text-properties fo:font-weight="normal" officeooo:rsid="005dffc5" style:font-weight-asian="normal" style:font-weight-complex="normal"/>
    </style:style>
    <style:style style:name="T42" style:family="text">
      <style:text-properties fo:font-weight="normal" officeooo:rsid="0063f268" style:font-weight-asian="normal" style:font-weight-complex="normal"/>
    </style:style>
    <style:style style:name="T43" style:family="text">
      <style:text-properties fo:font-weight="normal" officeooo:rsid="0079aca4" style:font-weight-asian="normal" style:font-weight-complex="normal"/>
    </style:style>
    <style:style style:name="T44" style:family="text">
      <style:text-properties fo:font-weight="normal" officeooo:rsid="007acc90" style:font-weight-asian="normal" style:font-weight-complex="normal"/>
    </style:style>
    <style:style style:name="T45" style:family="text">
      <style:text-properties fo:font-weight="normal" officeooo:rsid="007bb6d4" style:font-weight-asian="normal" style:font-weight-complex="normal"/>
    </style:style>
    <style:style style:name="T46" style:family="text">
      <style:text-properties fo:font-weight="normal" officeooo:rsid="008eb0ab" style:font-weight-asian="normal" style:font-weight-complex="normal"/>
    </style:style>
    <style:style style:name="T47" style:family="text">
      <style:text-properties fo:font-weight="normal" officeooo:rsid="0099de19" style:font-weight-asian="normal" style:font-weight-complex="normal"/>
    </style:style>
    <style:style style:name="T48" style:family="text">
      <style:text-properties fo:font-weight="normal" officeooo:rsid="0087e799" style:font-weight-asian="normal" style:font-weight-complex="normal"/>
    </style:style>
    <style:style style:name="T49" style:family="text">
      <style:text-properties fo:font-weight="normal" officeooo:rsid="00780b52" style:font-weight-asian="normal" style:font-weight-complex="normal"/>
    </style:style>
    <style:style style:name="T50" style:family="text">
      <style:text-properties fo:font-weight="normal" officeooo:rsid="009a8627" style:font-weight-asian="normal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523483" style:font-weight-asian="bold" style:font-weight-complex="bold"/>
    </style:style>
    <style:style style:name="T53" style:family="text">
      <style:text-properties fo:font-weight="bold" officeooo:rsid="008180c9" style:font-weight-asian="bold" style:font-weight-complex="bold"/>
    </style:style>
    <style:style style:name="T54" style:family="text">
      <style:text-properties officeooo:rsid="005a8ad8"/>
    </style:style>
    <style:style style:name="T55" style:family="text">
      <style:text-properties officeooo:rsid="006225cd"/>
    </style:style>
    <style:style style:name="T56" style:family="text">
      <style:text-properties officeooo:rsid="0071fbd2"/>
    </style:style>
    <style:style style:name="T57" style:family="text">
      <style:text-properties officeooo:rsid="007372c5"/>
    </style:style>
    <style:style style:name="T58" style:family="text">
      <style:text-properties officeooo:rsid="00751de9"/>
    </style:style>
    <style:style style:name="T59" style:family="text">
      <style:text-properties officeooo:rsid="00768b8a"/>
    </style:style>
    <style:style style:name="T60" style:family="text">
      <style:text-properties officeooo:rsid="00782a9e"/>
    </style:style>
    <style:style style:name="T61" style:family="text">
      <style:text-properties officeooo:rsid="0079aca4"/>
    </style:style>
    <style:style style:name="T62" style:family="text">
      <style:text-properties officeooo:rsid="007acc90"/>
    </style:style>
    <style:style style:name="T63" style:family="text">
      <style:text-properties officeooo:rsid="007b5334"/>
    </style:style>
    <style:style style:name="T64" style:family="text">
      <style:text-properties officeooo:rsid="007bb6d4"/>
    </style:style>
    <style:style style:name="T65" style:family="text">
      <style:text-properties officeooo:rsid="007da5a0"/>
    </style:style>
    <style:style style:name="T66" style:family="text">
      <style:text-properties officeooo:rsid="007e825a"/>
    </style:style>
    <style:style style:name="T67" style:family="text">
      <style:text-properties officeooo:rsid="007fa68e"/>
    </style:style>
    <style:style style:name="T68" style:family="text">
      <style:text-properties officeooo:rsid="008180c9"/>
    </style:style>
    <style:style style:name="T69" style:family="text">
      <style:text-properties officeooo:rsid="0049fe57"/>
    </style:style>
    <style:style style:name="T70" style:family="text">
      <style:text-properties officeooo:rsid="00828459"/>
    </style:style>
    <style:style style:name="T71" style:family="text">
      <style:text-properties officeooo:rsid="00849af4"/>
    </style:style>
    <style:style style:name="T72" style:family="text">
      <style:text-properties officeooo:rsid="008621af"/>
    </style:style>
    <style:style style:name="T73" style:family="text">
      <style:text-properties officeooo:rsid="0086ea7c"/>
    </style:style>
    <style:style style:name="T74" style:family="text">
      <style:text-properties officeooo:rsid="008751ea"/>
    </style:style>
    <style:style style:name="T75" style:family="text">
      <style:text-properties officeooo:rsid="00895ca0"/>
    </style:style>
    <style:style style:name="T76" style:family="text">
      <style:text-properties officeooo:rsid="00900da8"/>
    </style:style>
    <style:style style:name="T77" style:family="text">
      <style:text-properties officeooo:rsid="00742000"/>
    </style:style>
    <style:style style:name="T78" style:family="text">
      <style:text-properties officeooo:rsid="0093a19c"/>
    </style:style>
    <style:style style:name="T79" style:family="text">
      <style:text-properties officeooo:rsid="00948bca"/>
    </style:style>
    <style:style style:name="T80" style:family="text">
      <style:text-properties officeooo:rsid="0095c697"/>
    </style:style>
    <style:style style:name="T81" style:family="text">
      <style:text-properties officeooo:rsid="0097c1e9"/>
    </style:style>
    <style:style style:name="T82" style:family="text">
      <style:text-properties officeooo:rsid="0099de19"/>
    </style:style>
    <style:style style:name="T83" style:family="text">
      <style:text-properties officeooo:rsid="0087e799"/>
    </style:style>
    <style:style style:name="T84" style:family="text">
      <style:text-properties officeooo:rsid="009c4664"/>
    </style:style>
    <style:style style:name="T85" style:family="text">
      <style:text-properties officeooo:rsid="009e0a8f"/>
    </style:style>
    <style:style style:name="T86" style:family="text">
      <style:text-properties officeooo:rsid="009feb1b"/>
    </style:style>
    <style:style style:name="T87" style:family="text">
      <style:text-properties officeooo:rsid="00a23525"/>
    </style:style>
    <style:style style:name="T88" style:family="text">
      <style:text-properties officeooo:rsid="00a26e17"/>
    </style:style>
    <style:style style:name="T89" style:family="text">
      <style:text-properties officeooo:rsid="00a4a551"/>
    </style:style>
    <style:style style:name="T90" style:family="text">
      <style:text-properties officeooo:rsid="00a6928b"/>
    </style:style>
    <style:style style:name="T91" style:family="text">
      <style:text-properties officeooo:rsid="00a6b425"/>
    </style:style>
    <style:style style:name="T92" style:family="text">
      <style:text-properties officeooo:rsid="00a71a1b"/>
    </style:style>
    <style:style style:name="T93" style:family="text">
      <style:text-properties officeooo:rsid="00a773d6"/>
    </style:style>
    <style:style style:name="T94" style:family="text">
      <style:text-properties officeooo:rsid="00a88ec3"/>
    </style:style>
    <style:style style:name="T95" style:family="text">
      <style:text-properties officeooo:rsid="00a91290"/>
    </style:style>
    <style:style style:name="T96" style:family="text">
      <style:text-properties officeooo:rsid="00abd9f7"/>
    </style:style>
    <style:style style:name="T97" style:family="text">
      <style:text-properties officeooo:rsid="00add98f"/>
    </style:style>
    <style:style style:name="T98" style:family="text">
      <style:text-properties officeooo:rsid="00af0c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><text:tab/>FAST <text:a xlink:type="simple" xlink:href="https://en.wikipedia.org/wiki/Forth_(programming_language)" text:style-name="Internet_20_link" text:visited-style-name="Visited_20_Internet_20_Link">FORTH</text:a> V<text:span text:style-name="T79">2.0</text:span> <text:span text:style-name="T56">EN RÉSUMÉ</text:span></text:p>
      <text:p text:style-name="P121"/>
      <text:p text:style-name="P16"/>
      <text:p text:style-name="P123"><text:span text:style-name="T3">les mots entre accolades</text:span><text:span text:style-name="T5"> </text:span><text:span text:style-name="T6">{} sont des mots</text:span><text:span text:style-name="T5"> </text:span><text:a xlink:type="simple" xlink:href="https://forth-standard.org/standard/core/MARKER" text:style-name="Internet_20_link" text:visited-style-name="Visited_20_Internet_20_Link"><text:span text:style-name="T7">MARKER</text:span></text:a><text:span text:style-name="T7"> qui servent de balise </text:span><text:span text:style-name="T11">à la fonction ramasse-miettes de FastForth</text:span><text:span text:style-name="T5">.</text:span></text:p>
      <text:p text:style-name="P16"/>
      <text:p text:style-name="P113">FORTH vocabulary</text:p>
      <text:p text:style-name="P58"><text:span text:style-name="T56">Les mots avec hyperlien sont conformes aux mots du standard ANS94</text:span>. <text:span text:style-name="T56">Les autres sont détaillés en fin de page.</text:span></text:p>
      <text:p text:style-name="P16"/>
      <text:p text:style-name="P10">COLD <text:s text:c="11"/>WARM <text:s text:c="11"/>WIPE <text:s text:c="11"/>RST_HERE <text:s text:c="7"/>PWR_HERE <text:s text:c="7"/>RST_STATE <text:s text:c="6"/>PWR_STATE <text:s text:c="6"/><text:a xlink:type="simple" xlink:href="https://forth-standard.org/standard/core/MOVE" text:style-name="Internet_20_link" text:visited-style-name="Visited_20_Internet_20_Link">MOVE</text:a> <text:s text:c="11"/><text:a xlink:type="simple" xlink:href="https://forth-standard.org/standard/core/LEAVE" text:style-name="Internet_20_link" text:visited-style-name="Visited_20_Internet_20_Link">LEAVE</text:a> <text:s text:c="10"/><text:a xlink:type="simple" xlink:href="https://forth-standard.org/standard/core/PlusLOOP" text:style-name="Internet_20_link" text:visited-style-name="Visited_20_Internet_20_Link">+LOOP</text:a> <text:s text:c="10"/><text:a xlink:type="simple" xlink:href="https://forth-standard.org/standard/core/LOOP" text:style-name="Internet_20_link" text:visited-style-name="Visited_20_Internet_20_Link">LOOP</text:a> <text:s text:c="11"/><text:a xlink:type="simple" xlink:href="https://forth-standard.org/standard/core/DO" text:style-name="Internet_20_link" text:visited-style-name="Visited_20_Internet_20_Link">DO</text:a> <text:s text:c="13"/><text:a xlink:type="simple" xlink:href="https://forth-standard.org/standard/core/REPEAT" text:style-name="Internet_20_link" text:visited-style-name="Visited_20_Internet_20_Link">REPEAT</text:a> <text:s text:c="9"/><text:a xlink:type="simple" xlink:href="https://forth-standard.org/standard/core/WHILE" text:style-name="Internet_20_link" text:visited-style-name="Visited_20_Internet_20_Link">WHILE</text:a> <text:s text:c="10"/><text:a xlink:type="simple" xlink:href="https://forth-standard.org/standard/core/AGAIN" text:style-name="Internet_20_link" text:visited-style-name="Visited_20_Internet_20_Link">AGAIN</text:a> <text:s text:c="10"/><text:a xlink:type="simple" xlink:href="https://forth-standard.org/standard/core/UNTIL" text:style-name="Internet_20_link" text:visited-style-name="Visited_20_Internet_20_Link">UNTIL</text:a> <text:s text:c="10"/><text:a xlink:type="simple" xlink:href="https://forth-standard.org/standard/core/BEGIN" text:style-name="Internet_20_link" text:visited-style-name="Visited_20_Internet_20_Link">BEGIN</text:a> <text:s text:c="10"/><text:a xlink:type="simple" xlink:href="https://forth-standard.org/standard/core/THEN" text:style-name="Internet_20_link" text:visited-style-name="Visited_20_Internet_20_Link">THEN</text:a> <text:s text:c="11"/><text:a xlink:type="simple" xlink:href="https://forth-standard.org/standard/core/ELSE" text:style-name="Internet_20_link" text:visited-style-name="Visited_20_Internet_20_Link">ELSE</text:a> <text:s text:c="11"/><text:a xlink:type="simple" xlink:href="https://forth-standard.org/standard/core/IF" text:style-name="Internet_20_link" text:visited-style-name="Visited_20_Internet_20_Link">IF</text:a> <text:s text:c="13"/><text:a xlink:type="simple" xlink:href="https://forth-standard.org/standard/core/toBODY" text:style-name="Internet_20_link" text:visited-style-name="Visited_20_Internet_20_Link">&gt;BODY</text:a> <text:s text:c="10"/><text:a xlink:type="simple" xlink:href="https://forth-standard.org/standard/core/DEFER" text:style-name="Internet_20_link" text:visited-style-name="Visited_20_Internet_20_Link">DEFER</text:a> <text:s text:c="10"/><text:a xlink:type="simple" xlink:href="https://forth-standard.org/standard/core/DOES" text:style-name="Internet_20_link" text:visited-style-name="Visited_20_Internet_20_Link">DOES&gt;</text:a> <text:s text:c="10"/><text:a xlink:type="simple" xlink:href="https://forth-standard.org/standard/core/CREATE" text:style-name="Internet_20_link" text:visited-style-name="Visited_20_Internet_20_Link">CREATE</text:a> <text:s text:c="9"/><text:a xlink:type="simple" xlink:href="https://forth-standard.org/standard/core/CONSTANT" text:style-name="Internet_20_link" text:visited-style-name="Visited_20_Internet_20_Link">CONSTANT</text:a> <text:s text:c="7"/><text:a xlink:type="simple" xlink:href="https://forth-standard.org/standard/core/VARIABLE" text:style-name="Internet_20_link" text:visited-style-name="Visited_20_Internet_20_Link">VARIABLE</text:a> <text:s text:c="7"/><text:a xlink:type="simple" xlink:href="https://forth-standard.org/standard/core/Colon" text:style-name="Internet_20_link" text:visited-style-name="Visited_20_Internet_20_Link">:</text:a> <text:s text:c="14"/><text:a xlink:type="simple" xlink:href="https://forth-standard.org/standard/core/Semi" text:style-name="Internet_20_link" text:visited-style-name="Visited_20_Internet_20_Link">;</text:a> <text:s text:c="14"/><text:a xlink:type="simple" xlink:href="https://forth-standard.org/standard/core/POSTPONE" text:style-name="Internet_20_link" text:visited-style-name="Visited_20_Internet_20_Link">POSTPONE</text:a> <text:s text:c="7"/><text:a xlink:type="simple" xlink:href="https://forth-standard.org/standard/core/RECURSE" text:style-name="Internet_20_link" text:visited-style-name="Visited_20_Internet_20_Link">RECURSE</text:a> <text:s text:c="8"/><text:a xlink:type="simple" xlink:href="https://forth-standard.org/standard/core/IMMEDIATE" text:style-name="Internet_20_link" text:visited-style-name="Visited_20_Internet_20_Link">IMMEDIATE</text:a> <text:s text:c="6"/><text:a xlink:type="simple" xlink:href="https://forth-standard.org/standard/core/IS" text:style-name="Internet_20_link" text:visited-style-name="Visited_20_Internet_20_Link">IS</text:a> <text:s text:c="13"/><text:a xlink:type="simple" xlink:href="https://forth-standard.org/standard/core/BracketTick" text:style-name="Internet_20_link" text:visited-style-name="Visited_20_Internet_20_Link">[']</text:a> <text:s text:c="12"/><text:a xlink:type="simple" xlink:href="https://forth-standard.org/standard/core/right-bracket" text:style-name="Internet_20_link" text:visited-style-name="Visited_20_Internet_20_Link">]</text:a> <text:s text:c="14"/><text:a xlink:type="simple" xlink:href="https://forth-standard.org/standard/core/Bracket" text:style-name="Internet_20_link" text:visited-style-name="Visited_20_Internet_20_Link">[</text:a> <text:s text:c="14"/><text:a xlink:type="simple" xlink:href="https://forth-standard.org/standard/block/bs" text:style-name="Internet_20_link" text:visited-style-name="Visited_20_Internet_20_Link">\</text:a> <text:s text:c="14"/><text:a xlink:type="simple" xlink:href="https://forth-standard.org/standard/core/Tick" text:style-name="Internet_20_link" text:visited-style-name="Visited_20_Internet_20_Link">'</text:a> <text:s text:c="14"/><text:a xlink:type="simple" xlink:href="https://forth-standard.org/standard/core/ABORTq" text:style-name="Internet_20_link" text:visited-style-name="Visited_20_Internet_20_Link">ABORT"</text:a> <text:s text:c="9"/><text:a xlink:type="simple" xlink:href="https://forth-standard.org/standard/core/ABORT" text:style-name="Internet_20_link" text:visited-style-name="Visited_20_Internet_20_Link">ABORT</text:a> <text:s text:c="10"/><text:a xlink:type="simple" xlink:href="https://forth-standard.org/standard/core/QUIT" text:style-name="Internet_20_link" text:visited-style-name="Visited_20_Internet_20_Link">QUIT</text:a> <text:s text:c="11"/><text:a xlink:type="simple" xlink:href="https://forth-standard.org/standard/core/EVALUATE" text:style-name="Internet_20_link" text:visited-style-name="Visited_20_Internet_20_Link">EVALUATE</text:a> <text:s text:c="7"/><text:a xlink:type="simple" xlink:href="https://forth-standard.org/standard/core/COUNT" text:style-name="Internet_20_link" text:visited-style-name="Visited_20_Internet_20_Link">COUNT</text:a> <text:s text:c="10"/><text:a xlink:type="simple" xlink:href="https://forth-standard.org/standard/core/LITERAL" text:style-name="Internet_20_link" text:visited-style-name="Visited_20_Internet_20_Link">LITERAL</text:a> <text:s text:c="8"/><text:a xlink:type="simple" xlink:href="https://forth-standard.org/standard/core/Comma" text:style-name="Internet_20_link" text:visited-style-name="Visited_20_Internet_20_Link">,</text:a> <text:s text:c="14"/><text:a xlink:type="simple" xlink:href="https://forth-standard.org/standard/core/EXECUTE" text:style-name="Internet_20_link" text:visited-style-name="Visited_20_Internet_20_Link">EXECUTE</text:a> <text:s text:c="8"/><text:a xlink:type="simple" xlink:href="https://forth-standard.org/standard/core/toNUMBER" text:style-name="Internet_20_link" text:visited-style-name="Visited_20_Internet_20_Link">&gt;NUMBER</text:a> <text:s text:c="8"/><text:a xlink:type="simple" xlink:href="https://forth-standard.org/standard/core/FIND" text:style-name="Internet_20_link" text:visited-style-name="Visited_20_Internet_20_Link">FIND</text:a> <text:s text:c="11"/><text:a xlink:type="simple" xlink:href="https://forth-standard.org/standard/core/WORD" text:style-name="Internet_20_link" text:visited-style-name="Visited_20_Internet_20_Link">WORD</text:a> <text:s text:c="11"/><text:a xlink:type="simple" xlink:href="https://forth-standard.org/standard/core/Dotq" text:style-name="Internet_20_link" text:visited-style-name="Visited_20_Internet_20_Link">."</text:a> <text:s text:c="13"/><text:a xlink:type="simple" xlink:href="https://forth-standard.org/standard/core/Sq" text:style-name="Internet_20_link" text:visited-style-name="Visited_20_Internet_20_Link">S"</text:a> <text:s text:c="13"/><text:a xlink:type="simple" xlink:href="https://forth-standard.org/standard/core/TYPE" text:style-name="Internet_20_link" text:visited-style-name="Visited_20_Internet_20_Link">TYPE</text:a> <text:s text:c="11"/><text:a xlink:type="simple" xlink:href="https://forth-standard.org/standard/core/SPACES" text:style-name="Internet_20_link" text:visited-style-name="Visited_20_Internet_20_Link">SPACES</text:a> <text:s text:c="9"/><text:a xlink:type="simple" xlink:href="https://forth-standard.org/standard/core/SPACE" text:style-name="Internet_20_link" text:visited-style-name="Visited_20_Internet_20_Link">SPACE</text:a> <text:s text:c="10"/><text:a xlink:type="simple" xlink:href="https://forth-standard.org/standard/core/CR" text:style-name="Internet_20_link" text:visited-style-name="Visited_20_Internet_20_Link">CR</text:a> <text:s text:c="13"/>NOECHO <text:s text:c="9"/>ECHO <text:s text:c="11"/><text:a xlink:type="simple" xlink:href="https://forth-standard.org/standard/core/EMIT" text:style-name="Internet_20_link" text:visited-style-name="Visited_20_Internet_20_Link">EMIT</text:a> <text:s text:c="11"/><text:a xlink:type="simple" xlink:href="https://forth-standard.org/standard/core/ACCEPT" text:style-name="Internet_20_link" text:visited-style-name="Visited_20_Internet_20_Link">ACCEPT</text:a> <text:s text:c="9"/><text:a xlink:type="simple" xlink:href="https://forth-standard.org/standard/core/KEY" text:style-name="Internet_20_link" text:visited-style-name="Visited_20_Internet_20_Link">KEY</text:a> <text:s text:c="12"/><text:a xlink:type="simple" xlink:href="https://forth-standard.org/standard/core/CComma" text:style-name="Internet_20_link" text:visited-style-name="Visited_20_Internet_20_Link">C,</text:a> <text:s text:c="13"/><text:a xlink:type="simple" xlink:href="https://forth-standard.org/standard/core/ALLOT" text:style-name="Internet_20_link" text:visited-style-name="Visited_20_Internet_20_Link">ALLOT</text:a> <text:s text:c="10"/><text:a xlink:type="simple" xlink:href="https://forth-standard.org/standard/core/HERE" text:style-name="Internet_20_link" text:visited-style-name="Visited_20_Internet_20_Link">HERE</text:a> <text:s text:c="11"/><text:a xlink:type="simple" xlink:href="https://forth-standard.org/standard/core/d" text:style-name="Internet_20_link" text:visited-style-name="Visited_20_Internet_20_Link">.</text:a> <text:s text:c="14"/><text:a xlink:type="simple" xlink:href="https://forth-standard.org/standard/double/Dd" text:style-name="Internet_20_link" text:visited-style-name="Visited_20_Internet_20_Link">D.</text:a> <text:s text:c="13"/><text:a xlink:type="simple" xlink:href="https://forth-standard.org/standard/core/Ud" text:style-name="Internet_20_link" text:visited-style-name="Visited_20_Internet_20_Link">U.</text:a> <text:s text:c="13"/></text:p>
      <text:p text:style-name="P1"><text:a xlink:type="simple" xlink:href="https://forth-standard.org/standard/core/SIGN" text:style-name="Internet_20_link" text:visited-style-name="Visited_20_Internet_20_Link">SIGN</text:a> <text:s text:c="11"/><text:a xlink:type="simple" xlink:href="https://forth-standard.org/standard/core/HOLD" text:style-name="Internet_20_link" text:visited-style-name="Visited_20_Internet_20_Link">HOLD</text:a> <text:s text:c="11"/><text:a xlink:type="simple" xlink:href="https://forth-standard.org/standard/core/num-end" text:style-name="Internet_20_link" text:visited-style-name="Visited_20_Internet_20_Link">#&gt;</text:a> <text:s text:c="13"/><text:a xlink:type="simple" xlink:href="https://forth-standard.org/standard/core/numS" text:style-name="Internet_20_link" text:visited-style-name="Visited_20_Internet_20_Link">#S</text:a> <text:s text:c="13"/><text:a xlink:type="simple" xlink:href="https://forth-standard.org/standard/core/num" text:style-name="Internet_20_link" text:visited-style-name="Visited_20_Internet_20_Link">#</text:a> <text:s text:c="14"/><text:a xlink:type="simple" xlink:href="https://forth-standard.org/standard/core/UMDivMOD" text:style-name="Internet_20_link" text:visited-style-name="Visited_20_Internet_20_Link">UM/MOD</text:a> <text:s text:c="9"/><text:a xlink:type="simple" xlink:href="https://forth-standard.org/standard/core/num-start" text:style-name="Internet_20_link" text:visited-style-name="Visited_20_Internet_20_Link">&lt;#</text:a> <text:s text:c="13"/><text:a xlink:type="simple" xlink:href="https://forth-standard.org/standard/core/BL" text:style-name="Internet_20_link" text:visited-style-name="Visited_20_Internet_20_Link">BL</text:a> <text:s text:c="13"/><text:a xlink:type="simple" xlink:href="https://forth-standard.org/standard/core/STATE" text:style-name="Internet_20_link" text:visited-style-name="Visited_20_Internet_20_Link">STATE</text:a> <text:s text:c="10"/><text:a xlink:type="simple" xlink:href="https://forth-standard.org/standard/core/BASE" text:style-name="Internet_20_link" text:visited-style-name="Visited_20_Internet_20_Link">BASE</text:a> <text:s text:c="11"/><text:span text:style-name="T80">C</text:span>IB <text:s text:c="12"/><text:a xlink:type="simple" xlink:href="https://forth-standard.org/standard/core/J" text:style-name="Internet_20_link" text:visited-style-name="Visited_20_Internet_20_Link">J</text:a> <text:s text:c="14"/><text:a xlink:type="simple" xlink:href="https://forth-standard.org/standard/core/I" text:style-name="Internet_20_link" text:visited-style-name="Visited_20_Internet_20_Link">I</text:a> <text:s text:c="14"/><text:a xlink:type="simple" xlink:href="https://forth-standard.org/standard/core/UNLOOP" text:style-name="Internet_20_link" text:visited-style-name="Visited_20_Internet_20_Link">UNLOOP</text:a> <text:s text:c="9"/><text:a xlink:type="simple" xlink:href="https://forth-standard.org/standard/core/Uless" text:style-name="Internet_20_link" text:visited-style-name="Visited_20_Internet_20_Link">U&lt;</text:a> <text:s text:c="13"/><text:a xlink:type="simple" xlink:href="https://forth-standard.org/standard/core/more" text:style-name="Internet_20_link" text:visited-style-name="Visited_20_Internet_20_Link">&gt;</text:a> <text:s text:c="14"/><text:a xlink:type="simple" xlink:href="https://forth-standard.org/standard/core/less" text:style-name="Internet_20_link" text:visited-style-name="Visited_20_Internet_20_Link">&lt;</text:a> <text:s text:c="14"/><text:a xlink:type="simple" xlink:href="https://forth-standard.org/standard/core/Equal" text:style-name="Internet_20_link" text:visited-style-name="Visited_20_Internet_20_Link">=</text:a> <text:s text:c="14"/><text:a xlink:type="simple" xlink:href="https://forth-standard.org/standard/core/Zeromore" text:style-name="Internet_20_link" text:visited-style-name="Visited_20_Internet_20_Link">0&gt;</text:a> <text:s text:c="13"/><text:a xlink:type="simple" xlink:href="https://forth-standard.org/standard/core/Zeroless" text:style-name="Internet_20_link" text:visited-style-name="Visited_20_Internet_20_Link">0&lt;</text:a> <text:s text:c="13"/><text:a xlink:type="simple" xlink:href="https://forth-standard.org/standard/core/ZeroEqual" text:style-name="Internet_20_link" text:visited-style-name="Visited_20_Internet_20_Link">0=</text:a> <text:s text:c="13"/><text:a xlink:type="simple" xlink:href="https://forth-standard.org/standard/double/DABS" text:style-name="Internet_20_link" text:visited-style-name="Visited_20_Internet_20_Link">DABS</text:a> <text:s text:c="11"/><text:a xlink:type="simple" xlink:href="https://forth-standard.org/standard/core/OneMinus" text:style-name="Internet_20_link" text:visited-style-name="Visited_20_Internet_20_Link">1-</text:a> <text:s text:c="13"/><text:a xlink:type="simple" xlink:href="https://forth-standard.org/standard/core/OnePlus" text:style-name="Internet_20_link" text:visited-style-name="Visited_20_Internet_20_Link">1+</text:a> <text:s text:c="13"/><text:a xlink:type="simple" xlink:href="https://forth-standard.org/standard/core/ABS" text:style-name="Internet_20_link" text:visited-style-name="Visited_20_Internet_20_Link">ABS</text:a> <text:s text:c="12"/><text:a xlink:type="simple" xlink:href="https://forth-standard.org/standard/core/NEGATE" text:style-name="Internet_20_link" text:visited-style-name="Visited_20_Internet_20_Link">NEGATE</text:a> <text:s text:c="9"/><text:a xlink:type="simple" xlink:href="https://forth-standard.org/standard/core/Minus" text:style-name="Internet_20_link" text:visited-style-name="Visited_20_Internet_20_Link">-</text:a> <text:s text:c="14"/><text:a xlink:type="simple" xlink:href="https://forth-standard.org/standard/core/Plus" text:style-name="Internet_20_link" text:visited-style-name="Visited_20_Internet_20_Link">+</text:a> <text:s text:c="14"/><text:a xlink:type="simple" xlink:href="https://forth-standard.org/standard/core/CStore" text:style-name="Internet_20_link" text:visited-style-name="Visited_20_Internet_20_Link">C!</text:a> <text:s text:c="13"/><text:a xlink:type="simple" xlink:href="https://forth-standard.org/standard/core/CFetch" text:style-name="Internet_20_link" text:visited-style-name="Visited_20_Internet_20_Link">C@</text:a> <text:s text:c="13"/><text:a xlink:type="simple" xlink:href="https://forth-standard.org/standard/core/Store" text:style-name="Internet_20_link" text:visited-style-name="Visited_20_Internet_20_Link">!</text:a> <text:s text:c="14"/><text:a xlink:type="simple" xlink:href="https://forth-standard.org/standard/core/Fetch" text:style-name="Internet_20_link" text:visited-style-name="Visited_20_Internet_20_Link">@</text:a> <text:s text:c="14"/><text:a xlink:type="simple" xlink:href="https://forth-standard.org/standard/core/DEPTH" text:style-name="Internet_20_link" text:visited-style-name="Visited_20_Internet_20_Link">DEPTH</text:a> <text:s text:c="10"/><text:a xlink:type="simple" xlink:href="https://forth-standard.org/standard/core/RFetch" text:style-name="Internet_20_link" text:visited-style-name="Visited_20_Internet_20_Link">R@</text:a> <text:s text:c="13"/><text:a xlink:type="simple" xlink:href="https://forth-standard.org/standard/core/Rfrom" text:style-name="Internet_20_link" text:visited-style-name="Visited_20_Internet_20_Link">R&gt;</text:a> <text:s text:c="13"/><text:a xlink:type="simple" xlink:href="https://forth-standard.org/standard/core/toR" text:style-name="Internet_20_link" text:visited-style-name="Visited_20_Internet_20_Link">&gt;R</text:a> <text:s text:c="13"/><text:a xlink:type="simple" xlink:href="https://forth-standard.org/standard/core/ROT" text:style-name="Internet_20_link" text:visited-style-name="Visited_20_Internet_20_Link">ROT</text:a> <text:s text:c="12"/><text:a xlink:type="simple" xlink:href="https://forth-standard.org/standard/core/OVER" text:style-name="Internet_20_link" text:visited-style-name="Visited_20_Internet_20_Link">OVER</text:a> <text:s text:c="11"/><text:a xlink:type="simple" xlink:href="https://forth-standard.org/standard/core/SWAP" text:style-name="Internet_20_link" text:visited-style-name="Visited_20_Internet_20_Link">SWAP</text:a> <text:s text:c="11"/><text:a xlink:type="simple" xlink:href="https://forth-standard.org/standard/core/NIP" text:style-name="Internet_20_link" text:visited-style-name="Visited_20_Internet_20_Link">NIP</text:a> <text:s text:c="12"/><text:a xlink:type="simple" xlink:href="https://forth-standard.org/standard/core/DROP" text:style-name="Internet_20_link" text:visited-style-name="Visited_20_Internet_20_Link">DROP</text:a> <text:s text:c="11"/><text:a xlink:type="simple" xlink:href="https://forth-standard.org/standard/core/qDUP" text:style-name="Internet_20_link" text:visited-style-name="Visited_20_Internet_20_Link">?DUP</text:a> <text:s text:c="11"/><text:a xlink:type="simple" xlink:href="https://forth-standard.org/standard/core/DUP" text:style-name="Internet_20_link" text:visited-style-name="Visited_20_Internet_20_Link">DUP</text:a> <text:s text:c="12"/>LIT <text:s text:c="12"/><text:a xlink:type="simple" xlink:href="https://forth-standard.org/standard/core/EXIT" text:style-name="Internet_20_link" text:visited-style-name="Visited_20_Internet_20_Link">EXIT</text:a></text:p>
      <text:p text:style-name="P15"/>
      <text:p text:style-name="P69">les mots KEY, EMIT, CR, <text:span text:style-name="T88">WARM </text:span>sont <text:span text:style-name="T91">des mots </text:span>DEFERés <text:span text:style-name="T91">primaires, ils sont immédiatement suivis par leur code</text:span></text:p>
      <text:p text:style-name="P71">exécuté par défaut, c'est-à-dire avant toute redirection effectuée par IS.</text:p>
      <text:p text:style-name="P71"/>
      <text:p text:style-name="P71">exemple, après cette entrée :</text:p>
      <text:p text:style-name="P71">' DROP IS KEY<text:line-break/><text:tab/>KEY <text:s text:c="16"/>exécute DROP (exécute l'indirection faite par IS),<text:line-break/><text:tab/>' KEY &gt;BODY EXECUTE exécute KEY (exécute l'action par défaut).<text:line-break/><text:line-break/>Et pour revenir à l'action par défaut:</text:p>
      <text:p text:style-name="P71">' KEY &gt;BODY IS KEY<text:line-break/></text:p>
      <text:p text:style-name="P71">With he START and STOP words in MSP430-FORTH\RC5toLCD.f<text:line-break/>you see the assembly version with the primary DEFERred word SLEEP.<text:line-break/><text:tab/></text:p>
      <text:p text:style-name="P67"/>
      <text:p text:style-name="P14">COLD <text:s text:c="11"/>Software reset</text:p>
      <text:p text:style-name="P14">WARM <text:s text:c="11"/><text:span text:style-name="T56">mot </text:span>DEFER<text:span text:style-name="T56">é primaire</text:span>, <text:span text:style-name="T87">affiche le message de départ et lance l'interpréteur FORTH.</text:span></text:p>
      <text:p text:style-name="P14">WIPE <text:s text:c="11"/><text:span text:style-name="T92">remet FASTFORTH dans son état initial</text:span>.</text:p>
      <text:p text:style-name="P14">RST_HERE <text:s text:c="7"/><text:span text:style-name="T57">définit la limite du programme</text:span> <text:span text:style-name="T57">protégé contre COLD ou un reset hardware</text:span>.</text:p>
      <text:p text:style-name="P14">PWR_HERE <text:s text:c="7"/><text:span text:style-name="T57">définit la limite du programme</text:span> <text:span text:style-name="T57">protégé contre</text:span> ON/OFF <text:span text:style-name="T57">et la survenue d'une erreur.</text:span></text:p>
      <text:p text:style-name="P14">RST_STATE <text:s text:c="6"/><text:span text:style-name="T57">Supprime tous les ajouts de mots effectués après la commande </text:span>RST_HERE</text:p>
      <text:p text:style-name="P14">PWR_STATE <text:s text:c="6"/><text:span text:style-name="T57">Supprime tous les ajouts de mots effectués après la commande </text:span>PWR_HERE</text:p>
      <text:p text:style-name="P12">NOECHO <text:s text:c="9"/><text:span text:style-name="T57">Supprime l'affichage</text:span> </text:p>
      <text:p text:style-name="P12">ECHO <text:s text:c="11"/><text:span text:style-name="T57">Remet en service l'affichage</text:span></text:p>
      <text:p text:style-name="P12"><text:span text:style-name="T80">C</text:span>IB <text:s/>-- addr <text:s text:c="3"/><text:span text:style-name="T57">fournit l'adresse de départ du Current Input Buffer</text:span></text:p>
      <text:p text:style-name="P12">LIT <text:s text:c="12"/><text:span text:style-name="T57">Ce mot est la partie exécution du mot</text:span> LITERAL</text:p>
      <text:p text:style-name="P14"/>
      <text:p text:style-name="P136"/>
      <text:p text:style-name="P136"/>
      <text:p text:style-name="P112">ASSEMBLER vocabulary</text:p>
      <text:p text:style-name="P59"/>
      <text:p text:style-name="P1">?GOTO <text:s text:c="10"/>GOTO <text:s text:c="11"/>FW3 <text:s text:c="12"/>FW2 <text:s text:c="12"/>FW1 <text:s text:c="12"/>BW3 <text:s text:c="12"/>BW2 <text:s text:c="12"/>BW1 <text:s text:c="9"/></text:p>
      <text:p text:style-name="P1">?JMP <text:s text:c="11"/>JMP <text:s text:c="12"/>REPEAT <text:s text:c="9"/>WHILE <text:s text:c="10"/>AGAIN <text:s text:c="10"/>UNTIL <text:s text:c="10"/>ELSE <text:s text:c="11"/>THEN <text:s text:c="8"/></text:p>
      <text:p text:style-name="P1">IF <text:s text:c="13"/>0= <text:s text:c="13"/>0&lt;&gt; <text:s text:c="12"/>U&gt;= <text:s text:c="12"/>U&lt; <text:s text:c="13"/>0&lt; <text:s text:c="13"/>0&gt;= <text:s text:c="12"/>S&lt; <text:s text:c="10"/></text:p>
      <text:p text:style-name="P7">S&gt;= <text:s text:c="12"/><text:a xlink:type="simple" xlink:href="http://www.ti.com/lit/ug/slau272d/slau272d.pdf#page=218" text:style-name="Internet_20_link" text:visited-style-name="Visited_20_Internet_20_Link">RRUM</text:a> <text:s text:c="11"/><text:a xlink:type="simple" xlink:href="http://www.ti.com/lit/ug/slau272d/slau272d.pdf#page=208" text:style-name="Internet_20_link" text:visited-style-name="Visited_20_Internet_20_Link">RLAM</text:a> <text:s text:c="11"/><text:a xlink:type="simple" xlink:href="http://www.ti.com/lit/ug/slau272d/slau272d.pdf#page=211" text:style-name="Internet_20_link" text:visited-style-name="Visited_20_Internet_20_Link">RRAM</text:a> <text:s text:c="11"/><text:a xlink:type="simple" xlink:href="http://www.ti.com/lit/ug/slau272d/slau272d.pdf#page=214" text:style-name="Internet_20_link" text:visited-style-name="Visited_20_Internet_20_Link">RRCM</text:a> <text:s text:c="11"/><text:a xlink:type="simple" xlink:href="http://www.ti.com/lit/ug/slau272d/slau272d.pdf#page=204" text:style-name="Internet_20_link" text:visited-style-name="Visited_20_Internet_20_Link">POPM</text:a> <text:s text:c="11"/><text:a xlink:type="simple" xlink:href="http://www.ti.com/lit/ug/slau272d/slau272d.pdf#page=205" text:style-name="Internet_20_link" text:visited-style-name="Visited_20_Internet_20_Link">PUSHM</text:a> <text:s text:c="10"/><text:a xlink:type="simple" xlink:href="http://www.ti.com/lit/ug/slau272d/slau272d.pdf#page=142" text:style-name="Internet_20_link" text:visited-style-name="Visited_20_Internet_20_Link">CALL</text:a> <text:s text:c="8"/></text:p>
      <text:p text:style-name="P7"><text:a xlink:type="simple" xlink:href="http://www.ti.com/lit/ug/slau272d/slau272d.pdf#page=168" text:style-name="Internet_20_link" text:visited-style-name="Visited_20_Internet_20_Link">PUSH.B</text:a> <text:s text:c="9"/><text:a xlink:type="simple" xlink:href="http://www.ti.com/lit/ug/slau272d/slau272d.pdf#page=168" text:style-name="Internet_20_link" text:visited-style-name="Visited_20_Internet_20_Link">PUSH</text:a> <text:s text:c="11"/><text:a xlink:type="simple" xlink:href="http://www.ti.com/lit/ug/slau272d/slau272d.pdf#page=182" text:style-name="Internet_20_link" text:visited-style-name="Visited_20_Internet_20_Link">SXT</text:a> <text:s text:c="12"/><text:a xlink:type="simple" xlink:href="http://www.ti.com/lit/ug/slau272d/slau272d.pdf#page=173" text:style-name="Internet_20_link" text:visited-style-name="Visited_20_Internet_20_Link">RRA.B</text:a> <text:s text:c="10"/><text:a xlink:type="simple" xlink:href="http://www.ti.com/lit/ug/slau272d/slau272d.pdf#page=173" text:style-name="Internet_20_link" text:visited-style-name="Visited_20_Internet_20_Link">RRA</text:a> <text:s text:c="12"/><text:a xlink:type="simple" xlink:href="http://www.ti.com/lit/ug/slau272d/slau272d.pdf#page=181" text:style-name="Internet_20_link" text:visited-style-name="Visited_20_Internet_20_Link">SWPB</text:a> <text:s text:c="11"/><text:a xlink:type="simple" xlink:href="http://www.ti.com/lit/ug/slau272d/slau272d.pdf#page=174" text:style-name="Internet_20_link" text:visited-style-name="Visited_20_Internet_20_Link">RRC.B</text:a> <text:s text:c="10"/><text:a xlink:type="simple" xlink:href="http://www.ti.com/lit/ug/slau272d/slau272d.pdf#page=174" text:style-name="Internet_20_link" text:visited-style-name="Visited_20_Internet_20_Link">RRC</text:a> <text:s text:c="9"/></text:p>
      <text:p text:style-name="P7"><text:a xlink:type="simple" xlink:href="http://www.ti.com/lit/ug/slau272d/slau272d.pdf#page=137" text:style-name="Internet_20_link" text:visited-style-name="Visited_20_Internet_20_Link">AND.B</text:a> <text:s text:c="10"/><text:a xlink:type="simple" xlink:href="http://www.ti.com/lit/ug/slau272d/slau272d.pdf#page=137" text:style-name="Internet_20_link" text:visited-style-name="Visited_20_Internet_20_Link">AND</text:a> <text:s text:c="12"/><text:a xlink:type="simple" xlink:href="http://www.ti.com/lit/ug/slau272d/slau272d.pdf#page=184" text:style-name="Internet_20_link" text:visited-style-name="Visited_20_Internet_20_Link">XOR.B</text:a> <text:s text:c="10"/><text:a xlink:type="simple" xlink:href="http://www.ti.com/lit/ug/slau272d/slau272d.pdf#page=184" text:style-name="Internet_20_link" text:visited-style-name="Visited_20_Internet_20_Link">XOR</text:a> <text:s text:c="12"/><text:a xlink:type="simple" xlink:href="http://www.ti.com/lit/ug/slau272d/slau272d.pdf#page=139" text:style-name="Internet_20_link" text:visited-style-name="Visited_20_Internet_20_Link">BIS.B</text:a> <text:s text:c="10"/><text:a xlink:type="simple" xlink:href="http://www.ti.com/lit/ug/slau272d/slau272d.pdf#page=139" text:style-name="Internet_20_link" text:visited-style-name="Visited_20_Internet_20_Link">BIS</text:a> <text:s text:c="12"/><text:a xlink:type="simple" xlink:href="http://www.ti.com/lit/ug/slau272d/slau272d.pdf#page=138" text:style-name="Internet_20_link" text:visited-style-name="Visited_20_Internet_20_Link">BIC.B</text:a> <text:s text:c="10"/><text:a xlink:type="simple" xlink:href="http://www.ti.com/lit/ug/slau272d/slau272d.pdf#page=138" text:style-name="Internet_20_link" text:visited-style-name="Visited_20_Internet_20_Link">BIC</text:a> <text:s text:c="9"/></text:p>
      <text:p text:style-name="P7"><text:a xlink:type="simple" xlink:href="http://www.ti.com/lit/ug/slau272d/slau272d.pdf#page=140" text:style-name="Internet_20_link" text:visited-style-name="Visited_20_Internet_20_Link">BIT.B</text:a> <text:s text:c="10"/><text:a xlink:type="simple" xlink:href="http://www.ti.com/lit/ug/slau272d/slau272d.pdf#page=140" text:style-name="Internet_20_link" text:visited-style-name="Visited_20_Internet_20_Link">BIT</text:a> <text:s text:c="12"/><text:a xlink:type="simple" xlink:href="http://www.ti.com/lit/ug/slau272d/slau272d.pdf#page=149" text:style-name="Internet_20_link" text:visited-style-name="Visited_20_Internet_20_Link">DADD.B</text:a> <text:s text:c="9"/><text:a xlink:type="simple" xlink:href="http://www.ti.com/lit/ug/slau272d/slau272d.pdf#page=149" text:style-name="Internet_20_link" text:visited-style-name="Visited_20_Internet_20_Link">DADD</text:a> <text:s text:c="11"/><text:a xlink:type="simple" xlink:href="http://www.ti.com/lit/ug/slau272d/slau272d.pdf#page=147" text:style-name="Internet_20_link" text:visited-style-name="Visited_20_Internet_20_Link">CMP.B</text:a> <text:s text:c="10"/><text:a xlink:type="simple" xlink:href="http://www.ti.com/lit/ug/slau272d/slau272d.pdf#page=147" text:style-name="Internet_20_link" text:visited-style-name="Visited_20_Internet_20_Link">CMP</text:a> <text:s text:c="12"/><text:a xlink:type="simple" xlink:href="http://www.ti.com/lit/ug/slau272d/slau272d.pdf#page=179" text:style-name="Internet_20_link" text:visited-style-name="Visited_20_Internet_20_Link">SUB.B</text:a> <text:s text:c="10"/><text:a xlink:type="simple" xlink:href="http://www.ti.com/lit/ug/slau272d/slau272d.pdf#page=179" text:style-name="Internet_20_link" text:visited-style-name="Visited_20_Internet_20_Link">SUB</text:a> <text:s text:c="9"/></text:p>
      <text:p text:style-name="P7"><text:a xlink:type="simple" xlink:href="http://www.ti.com/lit/ug/slau272d/slau272d.pdf#page=180" text:style-name="Internet_20_link" text:visited-style-name="Visited_20_Internet_20_Link">SUBC.B</text:a> <text:s text:c="9"/><text:a xlink:type="simple" xlink:href="http://www.ti.com/lit/ug/slau272d/slau272d.pdf#page=180" text:style-name="Internet_20_link" text:visited-style-name="Visited_20_Internet_20_Link">SUBC</text:a> <text:s text:c="11"/><text:a xlink:type="simple" xlink:href="http://www.ti.com/lit/ug/slau272d/slau272d.pdf#page=136" text:style-name="Internet_20_link" text:visited-style-name="Visited_20_Internet_20_Link">ADDC.B</text:a> <text:s text:c="9"/><text:a xlink:type="simple" xlink:href="http://www.ti.com/lit/ug/slau272d/slau272d.pdf#page=136" text:style-name="Internet_20_link" text:visited-style-name="Visited_20_Internet_20_Link">ADDC</text:a> <text:s text:c="11"/><text:a xlink:type="simple" xlink:href="http://www.ti.com/lit/ug/slau272d/slau272d.pdf#page=135" text:style-name="Internet_20_link" text:visited-style-name="Visited_20_Internet_20_Link">ADD.B</text:a> <text:s text:c="10"/><text:a xlink:type="simple" xlink:href="http://www.ti.com/lit/ug/slau272d/slau272d.pdf#page=135" text:style-name="Internet_20_link" text:visited-style-name="Visited_20_Internet_20_Link">ADD</text:a> <text:s text:c="12"/><text:a xlink:type="simple" xlink:href="http://www.ti.com/lit/ug/slau272d/slau272d.pdf#page=165" text:style-name="Internet_20_link" text:visited-style-name="Visited_20_Internet_20_Link">MOV.B</text:a> <text:s text:c="10"/><text:a xlink:type="simple" xlink:href="http://www.ti.com/lit/ug/slau272d/slau272d.pdf#page=165" text:style-name="Internet_20_link" text:visited-style-name="Visited_20_Internet_20_Link">MOV</text:a> <text:s text:c="9"/></text:p>
      <text:p text:style-name="P7"><text:a xlink:type="simple" xlink:href="http://www.ti.com/lit/ug/slau272d/slau272d.pdf#page=170" text:style-name="Internet_20_link" text:visited-style-name="Visited_20_Internet_20_Link">RETI</text:a> <text:s text:c="11"/>LO2HI <text:s text:c="10"/>COLON <text:s text:c="10"/>ENDASM <text:s text:c="9"/>ENDCODE <text:s text:c="8"/>SLEEP</text:p>
      <text:p text:style-name="P7"/>
      <text:p text:style-name="P64"><text:span text:style-name="T85">ASM <text:s text:c="12"/></text:span><text:a xlink:type="simple" xlink:href="https://forth-standard.org/standard/tools/CODE" text:style-name="Internet_20_link" text:visited-style-name="Visited_20_Internet_20_Link"><text:span text:style-name="T85">CODE</text:span></text:a><text:span text:style-name="T85"> <text:s text:c="11"/>HI2LO<text:tab/> <text:s text:c="4"/>&lt;-- ajoutés au vocabulaire forth</text:span></text:p>
      <text:p text:style-name="P70"><text:s text:c="11"/></text:p>
      <text:p text:style-name="P64"/>
      <text:p text:style-name="P13">ASM &lt;word&gt; <text:s text:c="5"/><text:span text:style-name="T56">Crée un mot ASSEMBLEUR comme le mot CODE</text:span> <text:span text:style-name="T92">sauf qu'il ne peut pas être interprété par</text:span> FORTH (<text:span text:style-name="T56">le retour se <text:tab/>fait par RET</text:span>). <text:span text:style-name="T56">Un tel mot doit se finir par la balise ENDASM.</text:span></text:p>
      <text:p text:style-name="P13"/>
      <text:p text:style-name="P66">CODE &lt;word&gt; <text:s/><text:tab/>Crée un mot FORTH prêt à être écrit en assembleur.</text:p>
      <text:p text:style-name="P66"><text:s/><text:tab/>Ce mot ainsi défini doit être terminé avec <text:span text:style-name="T92">la balise </text:span>ENDCODE sauf si utilisation de COLON ou LO2HI.</text:p>
      <text:p text:style-name="P66"/>
      <text:p text:style-name="P13">HI2LO <text:s text:c="10"/><text:span text:style-name="T56">dans la définition d'un mot, sert à passer du </text:span>FORTH <text:span text:style-name="T56">à l'assembleur</text:span>.</text:p>
      <text:p text:style-name="P13"><text:tab/><text:span text:style-name="T89">La définition doit alors être terminé avec ENDCODE</text:span></text:p>
      <text:p text:style-name="P13"/>
      <text:p text:style-name="P64">?GOTO <text:s text:c="10"/><text:span text:style-name="T57">Après un test</text:span> (0=,0&lt;&gt;,U&gt;=,U&lt;,0&lt;,S&lt;,S&gt;=) <text:span text:style-name="T57">réalise un branchement conditionnel au</text:span> label FWx o<text:span text:style-name="T57">u</text:span> BWx</text:p>
      <text:p text:style-name="P65">GOTO <text:s text:c="11"/>branch<text:span text:style-name="T57">ement inconditionel</text:span> <text:span text:style-name="T57">au</text:span> label FWx o<text:span text:style-name="T57">u</text:span> BWx</text:p>
      <text:p text:style-name="P65">FW3 <text:s text:c="12"/><text:span text:style-name="T58">Label de branchement</text:span> <text:span text:style-name="T58">en avant </text:span>n°3</text:p>
      <text:p text:style-name="P65">FW2 <text:s text:c="12"/><text:span text:style-name="T58">Label de branchement</text:span> <text:span text:style-name="T58">en avant </text:span>n°2</text:p>
      <text:p text:style-name="P65">FW1 <text:s text:c="12"/><text:span text:style-name="T58">Label de branchement</text:span> <text:span text:style-name="T58">en avant </text:span>n°1</text:p>
      <text:p text:style-name="P65">BW3 <text:s text:c="12"/><text:span text:style-name="T58">Label de branchement</text:span> <text:span text:style-name="T58">en arrière </text:span>n°3</text:p>
      <text:p text:style-name="P65">BW2 <text:s text:c="12"/><text:span text:style-name="T58">Label de branchement</text:span> <text:span text:style-name="T58">en arrière </text:span>n°2</text:p>
      <text:p text:style-name="P65">BW1 <text:s text:c="12"/><text:span text:style-name="T58">Label de branchement</text:span> <text:span text:style-name="T58">en arrière </text:span>n°1</text:p>
      <text:p text:style-name="P65"/>
      <text:p text:style-name="P65">?JMP <text:s text:c="11"/><text:span text:style-name="T57">Après un test</text:span> ((0=,0&lt;&gt;,U&gt;=,U&lt;,0&lt;,S&lt;,S&gt;=) <text:span text:style-name="T57">réalise un branchement conditionnel à un mot existant</text:span></text:p>
      <text:p text:style-name="P65">JMP <text:s text:c="12"/>branch<text:span text:style-name="T57">e inconditionellement</text:span> <text:span text:style-name="T58">à un mot existant</text:span></text:p>
      <text:p text:style-name="P65">REPEAT <text:s text:c="9"/><text:span text:style-name="T58">Version assembleur du mot FORTH </text:span>REPEAT <text:span text:style-name="T22">(Fin d'une structure boucle BEGIN ... WHILE ... REPAT)</text:span></text:p>
      <text:p text:style-name="P65">WHILE <text:s text:c="10"/><text:span text:style-name="T58">Version assembleur du mot FORTH</text:span> WHILE <text:s/><text:span text:style-name="T22">(branchement conditionnel après test </text:span>0=,0&lt;&gt;,U&gt;=,U&lt;,<text:span text:style-name="T22">0&gt;=</text:span>,S&lt;,S&gt;=<text:span text:style-name="T22">)</text:span></text:p>
      <text:p text:style-name="P65">AGAIN <text:s text:c="10"/><text:span text:style-name="T58">Version assembleur du mot FORTH</text:span> AGAIN <text:s/><text:span text:style-name="T22">(Fin d'une structure boucle BEGIN ... AGAIN)</text:span></text:p>
      <text:p text:style-name="P65">UNTIL <text:s text:c="10"/><text:span text:style-name="T58">Version assembleur du mot FORTH</text:span> UNTIL <text:s/><text:span text:style-name="T22">(branchement conditionnel après test </text:span>0=,0&lt;&gt;,U&gt;=,U&lt;,<text:span text:style-name="T22">0&gt;=</text:span>,S&lt;,S&gt;=<text:span text:style-name="T22">)</text:span></text:p>
      <text:p text:style-name="P65">ELSE <text:s text:c="11"/><text:span text:style-name="T58">Version assembleur du mot FORTH</text:span> ELSE <text:s text:c="2"/><text:span text:style-name="T22">(branchement inconditionnel)</text:span></text:p>
      <text:p text:style-name="P65">THEN <text:s text:c="11"/><text:span text:style-name="T58">Version assembleur du mot FORTH</text:span> THEN <text:s text:c="2"/><text:span text:style-name="T58">(fin d'une structure IF ... THEN ou IF ... ELSE ... THEN)</text:span></text:p>
      <text:p text:style-name="P65">IF <text:s text:c="13"/><text:span text:style-name="T58">Version assembleur du mot FORTH</text:span> IF <text:s text:c="4"/><text:span text:style-name="T22">(branchement conditionnel après test </text:span>0=,0&lt;&gt;,U&gt;=,U&lt;,<text:span text:style-name="T22">0&gt;=</text:span>,S&lt;,S&gt;=<text:span text:style-name="T22">)</text:span></text:p>
      <text:p text:style-name="P65"/>
      <text:p text:style-name="P65">LO2HI <text:s text:c="10"/><text:span text:style-name="T56">dans une définition sert à passer de l'assembleur au FORTH</text:span>, <text:span text:style-name="T59">sans sauvegarder IP</text:span>.</text:p>
      <text:p text:style-name="P65"><text:tab/><text:span text:style-name="T89">La définition doit alors se terminer par ;</text:span></text:p>
      <text:p text:style-name="P65">COLON <text:s text:c="10"/><text:span text:style-name="T59">sauvegarde IP puis réalise</text:span> LO2HI, <text:span text:style-name="T59">exemple</text:span>: CODE &lt;word&gt; ... assembl<text:span text:style-name="T55">y</text:span> <text:span text:style-name="T55">code</text:span> ... COLON ... FORTH words ... ;</text:p>
      <text:p text:style-name="P65">ENDASM <text:s text:c="9"/><text:span text:style-name="T59">finit la définition d'un mot</text:span> ASM</text:p>
      <text:p text:style-name="P65">ENDCODE <text:s text:c="8"/><text:span text:style-name="T59">finit la définition d'un mot</text:span> CODE</text:p>
      <text:p text:style-name="P65">SLEEP <text:s text:c="10"/><text:span text:style-name="T86">mot </text:span>DEFER<text:span text:style-name="T86">é qui permet de créer une tâche de fond ; la tâche de fond par défaut:</text:span> MOV #GIE+LPM0,SR</text:p>
      <text:p text:style-name="P65"/>
      <text:p text:style-name="P122"><text:span text:style-name="T4">Le fichier</text:span><text:span text:style-name="T2"> \MSP430-FORTH\ANS_COMP.f </text:span><text:span text:style-name="T4">est un bon exemple d'utilisation de l'assembleur, </text:span><text:span text:style-name="T9">e</text:span><text:span text:style-name="T8">t le fichier</text:span></text:p>
      <text:p text:style-name="P122"><text:span text:style-name="T2">\MSP430-FORTH\</text:span><text:span text:style-name="T8">RC5toLCD</text:span><text:span text:style-name="T2">.f </text:span><text:span text:style-name="T8">est un </text:span><text:span text:style-name="T10">bon </text:span><text:span text:style-name="T8">modèle de programme multitâches temps réel faisant appel aux interruptions.</text:span></text:p>
      <text:p text:style-name="P62"><text:soft-page-break/></text:p>
      <text:p text:style-name="P112">CONDCOMP</text:p>
      <text:p text:style-name="P1"/>
      <text:p text:style-name="P1"><text:a xlink:type="simple" xlink:href="https://forth-standard.org/standard/tools/BracketDEFINED" text:style-name="Internet_20_link" text:visited-style-name="Visited_20_Internet_20_Link">[DEFINED]</text:a> <text:s text:c="6"/><text:a xlink:type="simple" xlink:href="https://forth-standard.org/standard/tools/BracketUNDEFINED" text:style-name="Internet_20_link" text:visited-style-name="Visited_20_Internet_20_Link">[UNDEFINED]</text:a> <text:s text:c="4"/><text:a xlink:type="simple" xlink:href="https://forth-standard.org/standard/tools/BracketIF" text:style-name="Internet_20_link" text:visited-style-name="Visited_20_Internet_20_Link">[IF]</text:a> <text:s text:c="11"/><text:a xlink:type="simple" xlink:href="https://forth-standard.org/standard/tools/BracketELSE" text:style-name="Internet_20_link" text:visited-style-name="Visited_20_Internet_20_Link">[ELSE]</text:a> <text:s text:c="9"/><text:a xlink:type="simple" xlink:href="https://forth-standard.org/standard/tools/BracketTHEN" text:style-name="Internet_20_link" text:visited-style-name="Visited_20_Internet_20_Link">[THEN]</text:a> <text:s text:c="9"/><text:a xlink:type="simple" xlink:href="https://forth-standard.org/standard/string/COMPARE" text:style-name="Internet_20_link" text:visited-style-name="Visited_20_Internet_20_Link">COMPARE</text:a> <text:s text:c="8"/><text:a xlink:type="simple" xlink:href="https://forth-standard.org/standard/core/MARKER" text:style-name="Internet_20_link" text:visited-style-name="Visited_20_Internet_20_Link">MARKER</text:a> <text:s text:c="7"/></text:p>
      <text:p text:style-name="P1"/>
      <text:p text:style-name="P1"/>
      <text:p text:style-name="P112">VOCABULARY</text:p>
      <text:p text:style-name="P1"/>
      <text:p text:style-name="P1"><text:a xlink:type="simple" xlink:href="https://forth-standard.org/standard/search/DEFINITIONS" text:style-name="Internet_20_link" text:visited-style-name="Visited_20_Internet_20_Link">DEFINITIONS</text:a> <text:s text:c="4"/><text:a xlink:type="simple" xlink:href="https://forth-standard.org/standard/search/ONLY" text:style-name="Internet_20_link" text:visited-style-name="Visited_20_Internet_20_Link">ONLY</text:a> <text:s text:c="11"/><text:a xlink:type="simple" xlink:href="https://forth-standard.org/standard/search/PREVIOUS" text:style-name="Internet_20_link" text:visited-style-name="Visited_20_Internet_20_Link">PREVIOUS</text:a> <text:s text:c="7"/><text:a xlink:type="simple" xlink:href="https://forth-standard.org/standard/search/ALSO" text:style-name="Internet_20_link" text:visited-style-name="Visited_20_Internet_20_Link">ALSO</text:a> <text:s text:c="11"/>ASSEMBLER <text:s text:c="6"/>FORTH <text:s text:c="10"/>VOCABULARY</text:p>
      <text:p text:style-name="P1"/>
      <text:p text:style-name="P1"/>
      <text:p text:style-name="P83">FORTH<text:tab/><text:tab/><text:span text:style-name="T77">remplace le premier vocabulaire dans CONTEXT par le vocabulaire </text:span>FORTH</text:p>
      <text:p text:style-name="P83">ASSEMBLER<text:tab/><text:span text:style-name="T77">remplace le premier vocabulaire dans CONTEXT par le vocabulaire </text:span>ASSEMBLER</text:p>
      <text:p text:style-name="P83">VOCABULARY<text:tab/>VOCABULARY TRUC cr<text:span text:style-name="T78">ée dans le vocabulaire CURRENT le nouveau vocabulaire</text:span> TRUC</text:p>
      <text:p text:style-name="P9"/>
      <text:p text:style-name="P81"/>
      <text:p text:style-name="P114">ANS_COMPLEMENT</text:p>
      <text:p text:style-name="P1"/>
      <text:p text:style-name="P8"><text:a xlink:type="simple" xlink:href="https://forth-standard.org/standard/core/PAD" text:style-name="Internet_20_link" text:visited-style-name="Visited_20_Internet_20_Link"><text:span text:style-name="T81">PAD</text:span></text:a><text:span text:style-name="T81"><text:tab/> <text:s text:c="7"/></text:span><text:a xlink:type="simple" xlink:href="https://forth-standard.org/standard/core/toIN" text:style-name="Internet_20_link" text:visited-style-name="Visited_20_Internet_20_Link">&gt;IN</text:a> <text:s text:c="12"/><text:a xlink:type="simple" xlink:href="https://forth-standard.org/standard/core/SOURCE" text:style-name="Internet_20_link" text:visited-style-name="Visited_20_Internet_20_Link">SOURCE</text:a> <text:s text:c="9"/><text:a xlink:type="simple" xlink:href="https://forth-standard.org/standard/core/Dotp" text:style-name="Internet_20_link" text:visited-style-name="Visited_20_Internet_20_Link">.(</text:a> <text:s text:c="13"/><text:a xlink:type="simple" xlink:href="https://forth-standard.org/standard/core/p" text:style-name="Internet_20_link" text:visited-style-name="Visited_20_Internet_20_Link">(</text:a> <text:s text:c="14"/><text:a xlink:type="simple" xlink:href="https://forth-standard.org/standard/core/DECIMAL" text:style-name="Internet_20_link" text:visited-style-name="Visited_20_Internet_20_Link">DECIMAL</text:a> <text:s text:c="8"/><text:a xlink:type="simple" xlink:href="https://forth-standard.org/standard/core/HEX" text:style-name="Internet_20_link" text:visited-style-name="Visited_20_Internet_20_Link">HEX</text:a> <text:s text:c="12"/><text:a xlink:type="simple" xlink:href="https://forth-standard.org/standard/core/FILL" text:style-name="Internet_20_link" text:visited-style-name="Visited_20_Internet_20_Link">FILL</text:a> <text:s text:c="11"/><text:a xlink:type="simple" xlink:href="https://forth-standard.org/standard/core/BracketCHAR" text:style-name="Internet_20_link" text:visited-style-name="Visited_20_Internet_20_Link">[CHAR]</text:a> <text:s text:c="9"/><text:a xlink:type="simple" xlink:href="https://forth-standard.org/standard/core/CHAR" text:style-name="Internet_20_link" text:visited-style-name="Visited_20_Internet_20_Link">CHAR</text:a> <text:s text:c="11"/><text:a xlink:type="simple" xlink:href="https://forth-standard.org/standard/core/PlusStore" text:style-name="Internet_20_link" text:visited-style-name="Visited_20_Internet_20_Link">+!</text:a> <text:s text:c="13"/><text:a xlink:type="simple" xlink:href="https://forth-standard.org/standard/core/TwoDiv" text:style-name="Internet_20_link" text:visited-style-name="Visited_20_Internet_20_Link">2/</text:a> <text:s text:c="13"/><text:a xlink:type="simple" xlink:href="https://forth-standard.org/standard/core/TwoTimes" text:style-name="Internet_20_link" text:visited-style-name="Visited_20_Internet_20_Link">2*</text:a> <text:s text:c="13"/><text:a xlink:type="simple" xlink:href="https://forth-standard.org/standard/core/MIN" text:style-name="Internet_20_link" text:visited-style-name="Visited_20_Internet_20_Link">MIN</text:a> <text:s text:c="12"/><text:a xlink:type="simple" xlink:href="https://forth-standard.org/standard/core/MAX" text:style-name="Internet_20_link" text:visited-style-name="Visited_20_Internet_20_Link">MAX</text:a> <text:s text:c="12"/><text:a xlink:type="simple" xlink:href="https://forth-standard.org/standard/core/RSHIFT" text:style-name="Internet_20_link" text:visited-style-name="Visited_20_Internet_20_Link">RSHIFT</text:a> <text:s text:c="9"/><text:a xlink:type="simple" xlink:href="https://forth-standard.org/standard/core/LSHIFT" text:style-name="Internet_20_link" text:visited-style-name="Visited_20_Internet_20_Link">LSHIFT</text:a> <text:s text:c="9"/><text:a xlink:type="simple" xlink:href="https://forth-standard.org/standard/core/INVERT" text:style-name="Internet_20_link" text:visited-style-name="Visited_20_Internet_20_Link">INVERT</text:a> <text:s text:c="9"/><text:a xlink:type="simple" xlink:href="https://forth-standard.org/standard/core/TwoOVER" text:style-name="Internet_20_link" text:visited-style-name="Visited_20_Internet_20_Link">2OVER</text:a> <text:s text:c="10"/><text:a xlink:type="simple" xlink:href="https://forth-standard.org/standard/core/TwoSWAP" text:style-name="Internet_20_link" text:visited-style-name="Visited_20_Internet_20_Link">2SWAP</text:a> <text:s text:c="10"/><text:a xlink:type="simple" xlink:href="https://forth-standard.org/standard/core/TwoDROP" text:style-name="Internet_20_link" text:visited-style-name="Visited_20_Internet_20_Link">2DROP</text:a> <text:s text:c="10"/><text:a xlink:type="simple" xlink:href="https://forth-standard.org/standard/core/TwoDUP" text:style-name="Internet_20_link" text:visited-style-name="Visited_20_Internet_20_Link">2DUP</text:a> <text:s text:c="11"/><text:a xlink:type="simple" xlink:href="https://forth-standard.org/standard/core/TwoStore" text:style-name="Internet_20_link" text:visited-style-name="Visited_20_Internet_20_Link">2!</text:a> <text:s text:c="13"/><text:a xlink:type="simple" xlink:href="https://forth-standard.org/standard/core/TwoFetch" text:style-name="Internet_20_link" text:visited-style-name="Visited_20_Internet_20_Link">2@</text:a> <text:s text:c="13"/><text:a xlink:type="simple" xlink:href="https://forth-standard.org/standard/core/StoD" text:style-name="Internet_20_link" text:visited-style-name="Visited_20_Internet_20_Link">S&gt;D</text:a> <text:s text:c="12"/><text:a xlink:type="simple" xlink:href="https://forth-standard.org/standard/core/CELLPlus" text:style-name="Internet_20_link" text:visited-style-name="Visited_20_Internet_20_Link">CELL+</text:a> <text:s text:c="10"/><text:a xlink:type="simple" xlink:href="https://forth-standard.org/standard/core/CELLS" text:style-name="Internet_20_link" text:visited-style-name="Visited_20_Internet_20_Link">CELLS</text:a> <text:s text:c="10"/><text:a xlink:type="simple" xlink:href="https://forth-standard.org/standard/core/CHARPlus" text:style-name="Internet_20_link" text:visited-style-name="Visited_20_Internet_20_Link">CHAR+</text:a> <text:s text:c="10"/><text:a xlink:type="simple" xlink:href="https://forth-standard.org/standard/core/CHARS" text:style-name="Internet_20_link" text:visited-style-name="Visited_20_Internet_20_Link">CHARS</text:a> <text:s text:c="10"/><text:a xlink:type="simple" xlink:href="https://forth-standard.org/standard/core/ALIGN" text:style-name="Internet_20_link" text:visited-style-name="Visited_20_Internet_20_Link">ALIGN</text:a> <text:s text:c="10"/><text:a xlink:type="simple" xlink:href="https://forth-standard.org/standard/core/ALIGNED" text:style-name="Internet_20_link" text:visited-style-name="Visited_20_Internet_20_Link">ALIGNED</text:a> <text:s text:c="8"/><text:a xlink:type="simple" xlink:href="https://forth-standard.org/standard/core/TimesDiv" text:style-name="Internet_20_link" text:visited-style-name="Visited_20_Internet_20_Link">*/</text:a> <text:s text:c="13"/><text:a xlink:type="simple" xlink:href="https://forth-standard.org/standard/core/TimesDivMOD" text:style-name="Internet_20_link" text:visited-style-name="Visited_20_Internet_20_Link">*/MOD</text:a> <text:s text:c="10"/><text:a xlink:type="simple" xlink:href="https://forth-standard.org/standard/core/MOD" text:style-name="Internet_20_link" text:visited-style-name="Visited_20_Internet_20_Link">MOD</text:a> <text:s text:c="12"/><text:a xlink:type="simple" xlink:href="https://forth-standard.org/standard/core/Div" text:style-name="Internet_20_link" text:visited-style-name="Visited_20_Internet_20_Link">/</text:a> <text:s text:c="14"/><text:a xlink:type="simple" xlink:href="https://forth-standard.org/standard/core/DivMOD" text:style-name="Internet_20_link" text:visited-style-name="Visited_20_Internet_20_Link">/MOD</text:a> <text:s text:c="11"/><text:a xlink:type="simple" xlink:href="https://forth-standard.org/standard/core/Times" text:style-name="Internet_20_link" text:visited-style-name="Visited_20_Internet_20_Link">*</text:a> <text:s text:c="14"/><text:a xlink:type="simple" xlink:href="https://forth-standard.org/standard/core/FMDivMOD" text:style-name="Internet_20_link" text:visited-style-name="Visited_20_Internet_20_Link">FM/MOD</text:a> <text:s text:c="9"/><text:a xlink:type="simple" xlink:href="https://forth-standard.org/standard/core/SMDivREM" text:style-name="Internet_20_link" text:visited-style-name="Visited_20_Internet_20_Link">SM/REM</text:a> <text:s text:c="9"/><text:a xlink:type="simple" xlink:href="https://forth-standard.org/standard/core/MTimes" text:style-name="Internet_20_link" text:visited-style-name="Visited_20_Internet_20_Link">M*</text:a> <text:s text:c="13"/><text:a xlink:type="simple" xlink:href="https://forth-standard.org/standard/core/UMTimes" text:style-name="Internet_20_link" text:visited-style-name="Visited_20_Internet_20_Link">UM*</text:a> <text:s text:c="12"/><text:a xlink:type="simple" xlink:href="https://forth-standard.org/standard/core/XOR" text:style-name="Internet_20_link" text:visited-style-name="Visited_20_Internet_20_Link">XOR</text:a> <text:s text:c="12"/><text:a xlink:type="simple" xlink:href="https://forth-standard.org/standard/core/OR" text:style-name="Internet_20_link" text:visited-style-name="Visited_20_Internet_20_Link">OR</text:a> <text:s text:c="13"/><text:a xlink:type="simple" xlink:href="https://forth-standard.org/standard/core/AND" text:style-name="Internet_20_link" text:visited-style-name="Visited_20_Internet_20_Link">AND</text:a> <text:s text:c="12"/>{ANS_COMP}</text:p>
      <text:p text:style-name="P1"/>
      <text:p text:style-name="P119">NONAME</text:p>
      <text:p text:style-name="P11"/>
      <text:p text:style-name="P4"><text:a xlink:type="simple" xlink:href="https://forth-standard.org/standard/core/ColonNONAME" text:style-name="Internet_20_link" text:visited-style-name="Visited_20_Internet_20_Link">:</text:a><text:a xlink:type="simple" xlink:href="https://forth-standard.org/standard/core/ColonNONAME" text:style-name="Internet_20_link" text:visited-style-name="Visited_20_Internet_20_Link"><text:span text:style-name="T94">NONAME</text:span></text:a> <text:s text:c="8"/><text:span text:style-name="T94">CODENNM</text:span></text:p>
      <text:p text:style-name="P4"/>
      <text:p text:style-name="P128"/>
      <text:p text:style-name="P132">:NONAME<text:tab/>Crée un mot FORTH sans entête et en fournit l'adresse d'exécution en fin de définition. Cela permet de définir une partie exécution à un mot DEFERé : </text:p>
      <text:p text:style-name="P130"/>
      <text:p text:style-name="P130"><text:tab/><text:span text:style-name="T96">DEFER machin</text:span></text:p>
      <text:p text:style-name="P133"><text:tab/>:NONAME <text:s/>... ; IS machin.</text:p>
      <text:p text:style-name="P131"/>
      <text:p text:style-name="P134"><text:tab/>Et si <text:span text:style-name="T97">le mot :NONAME suit immédiatement</text:span> le mot DEFERé &lt;machin&gt; par le mot :NONAME comme ci-dessus, la partie exécution <text:span text:style-name="T97">créée par :NONAME</text:span> est directement accessible grâce au mot &gt;BODY :</text:p>
      <text:p text:style-name="P134"/>
      <text:p text:style-name="P135"><text:tab/>' machin &gt;BODY EXECUTE</text:p>
      <text:p text:style-name="P135"><text:tab/><text:span text:style-name="T98">ou bien pour réinitialiser machin : ' machin &gt;BODY IS machin</text:span></text:p>
      <text:p text:style-name="P134"/>
      <text:p text:style-name="P129">CODE<text:span text:style-name="T94">NNM</text:span> &lt;word&gt; <text:s/>Crée un mot <text:span text:style-name="T94">CODE</text:span> <text:span text:style-name="T94">sans entête</text:span> dont la partie exécution par défaut est prête à être écrite en assembleur.<text:tab/></text:p>
      <text:p text:style-name="P127"><text:s/><text:tab/><text:span text:style-name="T95">Equivalent assembleur du mot FORTH :NONAME. Il permet d'écrire entre autres la partie exécution par défaut des mots DEFERés, à l'instar des mots KEY, EMIT...</text:span></text:p>
      <text:p text:style-name="P126"/>
      <text:p text:style-name="P117">SD_CARD_LOADER</text:p>
      <text:p text:style-name="P11"/>
      <text:p text:style-name="P4">LOAD" <text:s text:c="10"/>CIB</text:p>
      <text:p text:style-name="P4"/>
      <text:p text:style-name="P4">LOAD" <text:s text:c="9"/><text:span text:style-name="T23"><text:s/>LOAD" SD_TEST.4TH" charge le fichier source SD_TEST.4TH dans FASTFORTH.</text:span></text:p>
      <text:p text:style-name="P68">CIB<text:tab/>met sur la pile l'adresse du Current Input Terminal, par defaut TIB. <text:s text:c="2"/></text:p>
      <text:p text:style-name="P82"/>
      <text:p text:style-name="P115">BOOTLOADER</text:p>
      <text:p text:style-name="P84"/>
      <text:p text:style-name="P84">BOOT</text:p>
      <text:p text:style-name="P84"/>
      <text:p text:style-name="P84">QUIT becomes a <text:span text:style-name="T93">primary </text:span>DEFERed word</text:p>
      <text:p text:style-name="P84"/>
      <text:p text:style-name="P86">BOOT<text:tab/>la séquence: ' BOOT IS QUIT permet au prochain redémarrage de charger en mémoire le bootstrap BOOT.4th <text:tab/>installé à la racine de la SD CARD.</text:p>
      <text:p text:style-name="P86"><text:tab/>Pour annuler le bootstrap: ' QUIT &gt;BODY IS QUIT</text:p>
      <text:p text:style-name="P120"/>
      <text:p text:style-name="P115">SD_CARD_READ_WRITE</text:p>
      <text:p text:style-name="P2"/>
      <text:p text:style-name="P2">TERM2SD" <text:s text:c="7"/>SD_EMIT <text:s text:c="8"/>WRITE <text:s text:c="10"/>READ <text:s text:c="11"/>CLOSE <text:s text:c="10"/>DEL" <text:s text:c="11"/>WRITE" <text:s text:c="9"/>READ"</text:p>
      <text:p text:style-name="P2"/>
      <text:p text:style-name="P3">TERM2SD" <text:s text:c="7"/><text:span text:style-name="T23">TERM2SD" SD_TEST.4TH" copie le fichier texte sur la SD_CARD (utilisé par <text:tab/><text:tab/><text:tab/><text:tab/><text:tab/> <text:s text:c="7"/>CopySourceFileToTarget_SD_Card.bat)</text:span></text:p>
      <text:p text:style-name="P3">SD_EMIT <text:s text:c="8"/><text:span text:style-name="T59">envoie la sortie des caractères à la fin du dernier fichier ouvert en écriture.</text:span></text:p>
      <text:p text:style-name="P3">WRITE <text:s text:c="10"/><text:span text:style-name="T59">écrit séquentiellement le contenu de BUFFER dans un secteur sur la SD_CARD.</text:span></text:p>
      <text:p text:style-name="P3">READ <text:s text:c="11"/><text:span text:style-name="T90">charge séquentiellement le contenu d'un secteur dans le BUFFER</text:span></text:p>
      <text:p text:style-name="P3">CLOSE <text:s text:c="10"/><text:span text:style-name="T59">ferme le fichier ouvert en dernier.</text:span></text:p>
      <text:p text:style-name="P3">DEL" <text:s text:c="11"/><text:span text:style-name="T23">DEL" SD_TEST.4TH" supprime ce fichier de la SD_CARD.</text:span></text:p>
      <text:p text:style-name="P3">WRITE" <text:s text:c="9"/><text:span text:style-name="T23">WRITE" TRUC" ouvre ou crée le fichier TRUC prêt pour écrire à partir de la fin</text:span></text:p>
      <text:p text:style-name="P3">READ" <text:s text:c="10"/><text:span text:style-name="T23">READ" TRUC" ouvre le fichier TRUC et charge son premier secteur dans le BUFFER</text:span></text:p>
      <text:p text:style-name="P3"/>
      <text:p text:style-name="P63"><text:span text:style-name="T60">Consulter le fichier</text:span> SD_TES<text:span text:style-name="T25">T</text:span>.f</text:p>
      <text:p text:style-name="P81"/>
      <text:p text:style-name="P118">FIXPOINT</text:p>
      <text:p text:style-name="P116"/>
      <text:p text:style-name="P85">2CONSTANT <text:s text:c="6"/>D&gt;F <text:s text:c="12"/>S&gt;F <text:s text:c="12"/>F. <text:s text:c="13"/>F* <text:s text:c="13"/>F#S <text:s text:c="12"/>F/ <text:s text:c="13"/>F- <text:s text:c="13"/>F+ <text:s text:c="13"/>HOLDS <text:s text:c="10"/>{FIXPOINT}</text:p>
      <text:p text:style-name="P85"/>
      <text:p text:style-name="P116">UTILITY</text:p>
      <text:p text:style-name="P1"/>
      <text:p text:style-name="P1"><text:a xlink:type="simple" xlink:href="https://forth-standard.org/standard/tools/DUMP" text:style-name="Internet_20_link" text:visited-style-name="Visited_20_Internet_20_Link">DUMP</text:a> <text:s text:c="11"/>U.R <text:s text:c="12"/><text:a xlink:type="simple" xlink:href="https://forth-standard.org/standard/tools/WORDS" text:style-name="Internet_20_link" text:visited-style-name="Visited_20_Internet_20_Link">WORDS</text:a> <text:s text:c="10"/><text:a xlink:type="simple" xlink:href="https://forth-standard.org/standard/tools/q" text:style-name="Internet_20_link" text:visited-style-name="Visited_20_Internet_20_Link">?</text:a> <text:s text:c="14"/>.RS <text:s text:c="12"/><text:a xlink:type="simple" xlink:href="https://forth-standard.org/standard/tools/DotS" text:style-name="Internet_20_link" text:visited-style-name="Visited_20_Internet_20_Link">.S</text:a> <text:s text:c="13"/>{UTILITY} <text:s text:c="6"/></text:p>
      <text:p text:style-name="P1"/>
      <text:p text:style-name="P5">U.R <text:span text:style-name="T24"><text:s text:c="2"/>u z</text:span> <text:span text:style-name="T24">--</text:span> <text:s text:c="3"/><text:span text:style-name="T60">affiche le nombre u avec z digits</text:span></text:p>
      <text:p text:style-name="P5">.RS <text:s text:c="12"/><text:span text:style-name="T60">affiche le contenu de la pile de retour</text:span></text:p>
      <text:p text:style-name="P6">{UTILITY} <text:s text:c="6"/><text:span text:style-name="T60">si vous tapez ce mot, tous les mots définis après cette balise seront poubellisés.</text:span></text:p>
      <text:p text:style-name="P5"/>
      <text:p text:style-name="P112">SD_TOOLS</text:p>
      <text:p text:style-name="P1"/>
      <text:p text:style-name="P1">DIR <text:s text:c="12"/>FAT <text:s text:c="12"/>CLUSTER <text:s text:c="8"/>SECTOR <text:s text:c="9"/>{SD_TOOLS}</text:p>
      <text:p text:style-name="P1"/>
      <text:p text:style-name="P1"/>
      <text:p text:style-name="P5">DIR <text:s text:c="12"/><text:span text:style-name="T60">affiche le dump du premier secteur du répertoire courant de la SD_CARD</text:span></text:p>
      <text:p text:style-name="P6">FAT <text:s text:c="12"/><text:span text:style-name="T60">affiche le dump du premier secteur de la FAT n°1</text:span></text:p>
      <text:p text:style-name="P5">CLUSTER <text:s text:c="8"/>.<text:span text:style-name="T24">123 affiche le dump du premier secteur du cluster 123</text:span></text:p>
      <text:p text:style-name="P6">SECTOR <text:s text:c="9"/>.<text:span text:style-name="T24">123456789 affiche le dump du secteur 123456789</text:span></text:p>
      <text:p text:style-name="P6">{SD_TOOLS} <text:s text:c="5"/><text:span text:style-name="T60">si vous tapez ce mot, tous les mots définis après cette balise seront poubellisés.</text:span></text:p>
      <text:p text:style-name="P124"><text:span text:style-name="T60">Comment créer votre copie locale de </text:span>FASTFORTH</text:p>
      <text:p text:style-name="P111"/>
      <text:p text:style-name="P100"><text:span text:style-name="T60">télécharger</text:span> <text:a xlink:type="simple" xlink:href="https://github.com/jean-michel/FAST-FORTH/archive/master.zip" text:style-name="Internet_20_link" text:visited-style-name="Visited_20_Internet_20_Link">https://github.com/jean-michel/FAST-FORTH/archive/master.zip</text:a></text:p>
      <text:p text:style-name="P87"><text:span text:style-name="T60">une fois que vous l'avez dézippé dans un répertoire créé dans "mes documents"</text:span>, <text:span text:style-name="T60">partagez ce répertoire (avec vous-même) et noter son chemin réseau</text:span>.</text:p>
      <text:p text:style-name="P107">Puis clic droit sur la racine de votre PC pour connecter un lecteur réseau, recopiez le chemin réseau que vous avez noté (en prenant soin de remplacer les backslash \ par des slash /), puis affectez-lui une lettre de lecteur, par exemple Z.</text:p>
      <text:p text:style-name="P92"/>
      <text:p text:style-name="P108">Si tout se passe bien, vous devriez obtenir ceci dans l'explorateur (drive = la lettre de votre lecteur): </text:p>
      <text:p text:style-name="P88"/>
      <text:p text:style-name="P44">drive:\prog\<text:tab/> <text:s text:c="16"/><text:tab/><text:span text:style-name="T19">TERATERM.ini</text:span></text:p>
      <text:p text:style-name="P44">drive:\prog\gema\<text:tab/></text:p>
      <text:p text:style-name="P45">drive:\prog\MacroAssemblerAS\<text:span text:style-name="T19">bin\<text:tab/></text:span></text:p>
      <text:p text:style-name="P45">drive:\prog\MSP430Flasher\</text:p>
      <text:p text:style-name="P45">drive:\prog\Srecord\</text:p>
      <text:p text:style-name="P45">drive:\prog\wscite\<text:span text:style-name="T19"><text:tab/>SciTEGlobal.properties</text:span></text:p>
      <text:p text:style-name="P45"/>
      <text:p text:style-name="P48">drive:\<text:tab/><text:tab/><text:span text:style-name="T64">fichiers programme du FASTFORTH, y compris ceux pour les ADD-ON du noyau</text:span></text:p>
      <text:p text:style-name="P48">drive:\ADD-ON\ <text:s text:c="18"/><text:tab/><text:span text:style-name="T64">fichiers programme du FASTFORTH pour les ADD-ON optionnels (leur version non effaçable)</text:span></text:p>
      <text:p text:style-name="P48">drive:\<text:span text:style-name="T12">MSP430-FORTH</text:span>\<text:tab/><text:span text:style-name="T66">fichiers source FORTH</text:span></text:p>
      <text:p text:style-name="P49">drive:<text:span text:style-name="T17">\config\gema\ <text:s text:c="12"/><text:tab/>fichiers modèles GEMA</text:span></text:p>
      <text:p text:style-name="P47">drive:<text:span text:style-name="T15">\config\scite\ <text:s text:c="2"/><text:tab/>others.properties</text:span></text:p>
      <text:p text:style-name="P47"><text:tab/><text:tab/><text:span text:style-name="T28">hex.properties</text:span></text:p>
      <text:p text:style-name="P47">drive:<text:span text:style-name="T15">\config\scite\AS_MSP430\ <text:s text:c="2"/><text:tab/>fichiers de configuration SCITE pour AS</text:span></text:p>
      <text:p text:style-name="P47"/>
      <text:p text:style-name="P18"/>
      <text:p text:style-name="P18"><text:span text:style-name="T64">fichiers programme du </text:span>FASTFORTH, <text:span text:style-name="T65">y compris ceux pour les ADD-ON du noyau</text:span>:</text:p>
      <text:p text:style-name="P18">drive:\ForthMSP430FRxxxx.asm <text:tab/><text:tab/><text:span text:style-name="T45">programme principal</text:span><text:span text:style-name="T30"> FASTFORTH</text:span></text:p>
      <text:p text:style-name="P17"><text:s text:c="7"/>ForthMSP430FRxxxx_ASM.asm<text:tab/><text:tab/><text:span text:style-name="T30">assemble</text:span><text:span text:style-name="T45">u</text:span><text:span text:style-name="T30">r</text:span></text:p>
      <text:p text:style-name="P17"><text:s text:c="7"/>ForthMSP430FRxxxx_SD_ACCEPT.asm<text:tab/><text:span text:style-name="T30">ACCEPT </text:span><text:span text:style-name="T45">version</text:span><text:span text:style-name="T30"> SD_CARD</text:span></text:p>
      <text:p text:style-name="P17"><text:s text:c="7"/>ForthMSP430FRxxxx_SD_INIT.asm<text:tab/><text:span text:style-name="T45">initialisation</text:span><text:span text:style-name="T37"> SD_CARD (FAT16/32)</text:span></text:p>
      <text:p text:style-name="P17"><text:s text:c="7"/>ForthMSP430FRxxxx_SD_LOAD.asm<text:tab/><text:span text:style-name="T45">pour charger</text:span><text:span text:style-name="T37"> </text:span><text:span text:style-name="T45">les fichiers </text:span><text:span text:style-name="T37">source </text:span><text:span text:style-name="T45">à partir de la</text:span><text:span text:style-name="T37"> SD_CARD</text:span></text:p>
      <text:p text:style-name="P17"><text:s text:c="7"/>ForthMSP430FRxxxx_SD_LowLevel.asm<text:tab/><text:span text:style-name="T30">routines SPI + Read / write </text:span><text:span text:style-name="T45">d'un </text:span><text:span text:style-name="T30">sect</text:span><text:span text:style-name="T45">eu</text:span><text:span text:style-name="T30">r </text:span></text:p>
      <text:p text:style-name="P17"><text:s text:c="7"/>ForthMSP430FRxxxx_SD_RW.asm<text:tab/><text:span text:style-name="T45">pour lire, écrire, créer, supprimer des fichier sur</text:span><text:span text:style-name="T37"> SD_CARD + </text:span><text:span text:style-name="T45">copie directe</text:span></text:p>
      <text:p text:style-name="P35"><text:s text:c="7"/><text:span text:style-name="T20">prog</text:span>.bat <text:s text:c="26"/><text:span text:style-name="T45">bat </text:span><text:span text:style-name="T29">'drag and drop' </text:span><text:span text:style-name="T45">pour flasher </text:span><text:span text:style-name="T39">(hard link)</text:span></text:p>
      <text:p text:style-name="P17"><text:s text:c="7"/>*.<text:span text:style-name="T13">inc files<text:tab/><text:tab/><text:tab/></text:span><text:span text:style-name="T40">fichier</text:span><text:span text:style-name="T45">s</text:span><text:span text:style-name="T40"> de configuration </text:span></text:p>
      <text:p text:style-name="P19"><text:s text:c="7"/>*.<text:span text:style-name="T13">asm files <text:s text:c="23"/></text:span><text:span text:style-name="T45">fichiers d'initialisation </text:span></text:p>
      <text:p text:style-name="P19"><text:s text:c="7"/>*.<text:span text:style-name="T13">mac files<text:tab/><text:tab/><text:tab/></text:span><text:span text:style-name="T40">macros </text:span><text:span text:style-name="T45">pour l'assembleur</text:span></text:p>
      <text:p text:style-name="P19"><text:s text:c="7"/>*.<text:span text:style-name="T13">txt files <text:s text:c="23"/></text:span><text:span text:style-name="T40">fichiers programme prêt</text:span><text:span text:style-name="T45">s</text:span><text:span text:style-name="T40"> </text:span><text:span text:style-name="T45">à être flashés via un</text:span><text:span text:style-name="T40"> 'drag and drop' </text:span><text:span text:style-name="T45">sur load.bat</text:span><text:span text:style-name="T40"> </text:span></text:p>
      <text:p text:style-name="P20"><text:s text:c="7"/><text:span text:style-name="T15">SciTEDirectories.properties <text:s text:c="7"/></text:span><text:span text:style-name="T39">cop</text:span><text:span text:style-name="T45">ie de</text:span><text:span text:style-name="T39"> \config\scite\AS_MSP430\SciTEDirectories.properties</text:span></text:p>
      <text:p text:style-name="P18"/>
      <text:p text:style-name="P25"><text:span text:style-name="T64">fichiers programme </text:span>FASTFORTH <text:span text:style-name="T65">pour les ADD-ON optionnels (non effaçable version)</text:span>:</text:p>
      <text:p text:style-name="P24">drive:\ADD_ON<text:span text:style-name="T12">\ALIGNMENT.asm</text:span></text:p>
      <text:p text:style-name="P26"><text:tab/><text:span text:style-name="T12">ANS_COMPLEMENT.asm</text:span></text:p>
      <text:p text:style-name="P26"><text:tab/><text:span text:style-name="T12">ARITHMETIC.asm</text:span></text:p>
      <text:p text:style-name="P26"><text:tab/><text:span text:style-name="T12">CONDCOMP.asm</text:span></text:p>
      <text:p text:style-name="P26"><text:tab/><text:span text:style-name="T12">DOUBLE.asm</text:span></text:p>
      <text:p text:style-name="P26"><text:tab/><text:span text:style-name="T12">PORTABILITY.asm</text:span></text:p>
      <text:p text:style-name="P26"><text:tab/><text:span text:style-name="T12">SD_TOOLS.asm</text:span></text:p>
      <text:p text:style-name="P26"><text:tab/><text:span text:style-name="T12">UTILITY.asm</text:span></text:p>
      <text:p text:style-name="P26"/>
      <text:p text:style-name="P36"><text:span text:style-name="T66">fichiers source </text:span>FORTH:</text:p>
      <text:p text:style-name="P40">drive:\MSP430-FORTH\*.4th <text:s text:c="5"/><text:tab/><text:span text:style-name="T43">fichiers sources prêt à être téléchargé dans FAST FORTH</text:span><text:span text:style-name="T29"> </text:span></text:p>
      <text:p text:style-name="P27"><text:tab/> <text:s text:c="3"/>*.<text:span text:style-name="T14">f <text:s text:c="8"/><text:tab/></text:span><text:span text:style-name="T43">fichiers source nécessitant le préprocesseur gema avant d'être téléchargés</text:span><text:span text:style-name="T38"> <text:s/></text:span></text:p>
      <text:p text:style-name="P28"><text:tab/> <text:s text:c="3"/>*.<text:span text:style-name="T12">pat <text:s text:c="7"/><text:tab/></text:span><text:span text:style-name="T43">décalaration assembleur pour une cible particulière</text:span></text:p>
      <text:p text:style-name="P28"><text:tab/> <text:s text:c="3"/>*.<text:span text:style-name="T12">bat<text:tab/></text:span><text:span text:style-name="T43">pour télécharger les fichiers sources dans FASTFORTH, dans la SD_CARD ou pour analyse</text:span></text:p>
      <text:p text:style-name="P40"><text:s text:c="20"/>ANS_COMP.f<text:tab/><text:span text:style-name="T43">identique à</text:span><text:span text:style-name="T29"> ANS_COMP.asm, </text:span><text:span text:style-name="T43">version effaçable.</text:span><text:span text:style-name="T29"> </text:span></text:p>
      <text:p text:style-name="P42"><text:tab/> <text:s text:c="3"/>SD_TOOLS.f<text:tab/><text:span text:style-name="T43">identique à</text:span><text:span text:style-name="T29"> SD_TOOLS.asm, </text:span><text:span text:style-name="T43">version effaçable.</text:span></text:p>
      <text:p text:style-name="P42"><text:tab/> <text:s text:c="3"/>UTILITY.f<text:tab/><text:span text:style-name="T43">identique à</text:span><text:span text:style-name="T29"> UTILITY.asm, </text:span><text:span text:style-name="T43">version effaçable.</text:span></text:p>
      <text:p text:style-name="P41"><text:tab/> <text:s text:c="3"/>RTC.f<text:tab/><text:span text:style-name="T43">pour mettre à l'heure l'horloge temps réel embarquée RTC</text:span></text:p>
      <text:p text:style-name="P41"><text:tab/> <text:s text:c="3"/>BOOT.f<text:tab/><text:span text:style-name="T43">exécute un</text:span><text:span text:style-name="T61"> </text:span><text:span text:style-name="T29"><text:s/>bootstrap</text:span></text:p>
      <text:p text:style-name="P41"><text:tab/> <text:s text:c="3"/>RC5toLCD.f<text:tab/><text:span text:style-name="T43">exemple de multitâche</text:span><text:span text:style-name="T29"> </text:span></text:p>
      <text:p text:style-name="P29"><text:s text:c="20"/><text:span text:style-name="T15">SD_test.f <text:s text:c="3"/><text:tab/></text:span><text:span text:style-name="T43">tests pour le driver de SD_CARD, avec explications</text:span></text:p>
      <text:p text:style-name="P29"/>
      <text:p text:style-name="P39">drive:\MSP430-FORTH\<text:span text:style-name="T21">MISC\</text:span> <text:s text:c="7"/><text:span text:style-name="T29"><text:s/></text:span><text:span text:style-name="T43">répertoire vide</text:span><text:span text:style-name="T37">. </text:span><text:span text:style-name="T43">Voir</text:span><text:span text:style-name="T37"> SD_TEST.f</text:span> </text:p>
      <text:p text:style-name="P21"/>
      <text:p text:style-name="P30"/>
      <text:p text:style-name="P30"><text:span text:style-name="T67">fichiers modèles </text:span>GEMA</text:p>
      <text:p text:style-name="P30">drive:\config\gema\FastForthREGtoTI.pat <text:s text:c="8"/><text:span text:style-name="T44">remplace le nom </text:span><text:span text:style-name="T41">FORTH </text:span><text:span text:style-name="T44">des régistres par son nom TI (Rx)</text:span></text:p>
      <text:p text:style-name="P30"><text:s text:c="6"/>\config\gema\MSP430FR2x4x.pat <text:s text:c="12"/><text:span text:style-name="T29">d</text:span><text:span text:style-name="T44">é</text:span><text:span text:style-name="T29">clarations </text:span><text:span text:style-name="T44">pour les familles</text:span><text:span text:style-name="T29"> MSP430FR2</text:span><text:span text:style-name="T46">xxx</text:span><text:span text:style-name="T29"> MSP430FR4</text:span><text:span text:style-name="T46">xxx</text:span></text:p>
      <text:p text:style-name="P33"><text:s text:c="6"/>\config\gema\MSP430FR5x6x.pat <text:s text:c="12"/><text:span text:style-name="T29">d</text:span><text:span text:style-name="T44">é</text:span><text:span text:style-name="T29">clarations </text:span><text:span text:style-name="T44">pour les familles</text:span><text:span text:style-name="T29"> MSP430FR</text:span><text:span text:style-name="T46">5xxx</text:span><text:span text:style-name="T29"> MSP430FR6</text:span><text:span text:style-name="T46">xxx</text:span></text:p>
      <text:p text:style-name="P33"><text:s text:c="6"/>\config\gema\MSP430FR57xx.pat <text:s text:c="12"/><text:span text:style-name="T29">d</text:span><text:span text:style-name="T44">é</text:span><text:span text:style-name="T29">clarations </text:span><text:span text:style-name="T44">pour la famille</text:span><text:span text:style-name="T29"> MSP430FR</text:span><text:span text:style-name="T36">57</text:span><text:span text:style-name="T46">xx</text:span></text:p>
      <text:p text:style-name="P33"><text:s text:c="6"/>\config\gema\MSP430FR<text:span text:style-name="T18">xx</text:span>xx.pat <text:s text:c="12"/><text:span text:style-name="T29">d</text:span><text:span text:style-name="T44">é</text:span><text:span text:style-name="T29">clarations </text:span><text:span text:style-name="T44">pour le</text:span><text:span text:style-name="T47">s</text:span><text:span text:style-name="T44"> </text:span><text:span text:style-name="T35">MSP430FRxxxx</text:span></text:p>
      <text:p text:style-name="P32"><text:s text:c="6"/>\config\gema\<text:span text:style-name="T18">RemoveComments</text:span>.pat <text:s text:c="10"/></text:p>
      <text:p text:style-name="P32"><text:s text:c="6"/>\config\gema\<text:span text:style-name="T18">SciTEDirectory.properties <text:s text:c="3"/></text:span><text:span text:style-name="T34">cop</text:span><text:span text:style-name="T44">ie de</text:span><text:span text:style-name="T34"> \config\scite\AS_MSP430\SciTEDirectories.properties</text:span></text:p>
      <text:p text:style-name="P33"><text:s text:c="6"/>\config\gema\<text:span text:style-name="T18">tiREGtoFastForth</text:span>.pat <text:s text:c="8"/><text:span text:style-name="T44">remplace le nom</text:span><text:span text:style-name="T29"> </text:span><text:span text:style-name="T41">TI</text:span><text:span text:style-name="T44"> (Rx)</text:span><text:span text:style-name="T41"> </text:span><text:span text:style-name="T44">des </text:span><text:span text:style-name="T29">regist</text:span><text:span text:style-name="T44">r</text:span><text:span text:style-name="T29">e</text:span><text:span text:style-name="T34">s </text:span><text:span text:style-name="T44">par son nom FORTH</text:span><text:span text:style-name="T29"> </text:span></text:p>
      <text:p text:style-name="P31"><text:s text:c="6"/></text:p>
      <text:p text:style-name="P52"/>
      <text:p text:style-name="P54">fichiers de configuration SCITE:</text:p>
      <text:p text:style-name="P51">drive:\config\scite\AS_MSP430\SciTEDirectories.properties<text:tab/><text:span text:style-name="T44">fichier de configuration "répertoire" pour l'éditeur </text:span><text:span text:style-name="T32">scite</text:span></text:p>
      <text:p text:style-name="P51"><text:s text:c="30"/><text:span text:style-name="T16">asm.properties <text:s text:c="7"/><text:tab/></text:span><text:span text:style-name="T33">configuration </text:span><text:span text:style-name="T44">des fichiers</text:span><text:span text:style-name="T33"> *.inc,*.mac,*.asm</text:span></text:p>
      <text:p text:style-name="P53"><text:s text:c="30"/><text:span text:style-name="T16">forth.properties <text:s text:c="5"/><text:tab/></text:span><text:span text:style-name="T33">configuration </text:span><text:span text:style-name="T44">des fichiers</text:span><text:span text:style-name="T33"> *.f,*.4th</text:span></text:p>
      <text:p text:style-name="P53"><text:tab/><text:tab/><text:tab/> <text:s text:c="4"/><text:span text:style-name="T16">fortran.properties <text:s text:c="3"/><text:tab/></text:span><text:span text:style-name="T33">configuration </text:span><text:span text:style-name="T44">des fichiers</text:span><text:span text:style-name="T33"> *.pat</text:span></text:p>
      <text:p text:style-name="P79"/>
      <text:p text:style-name="P80"/>
      <text:p text:style-name="P55">fichiers <text:span text:style-name="T82">bat</text:span>:</text:p>
      <text:p text:style-name="P55">drive:\config\MSP430\<text:span text:style-name="T17">SendFile.ttl <text:s text:c="9"/><text:tab/><text:tab/></text:span><text:span text:style-name="T32">macro TERATERM </text:span><text:span text:style-name="T44">pour envoyer un fichier source à</text:span><text:span text:style-name="T32"> FASTFORTH</text:span></text:p>
      <text:p text:style-name="P53"><text:s text:c="21"/><text:span text:style-name="T17">SendToSD.ttl <text:s text:c="9"/><text:tab/><text:tab/></text:span><text:span text:style-name="T32">macro TERATERM </text:span><text:span text:style-name="T44">pour envoyer un fichier source à la </text:span><text:span text:style-name="T32">SD_CARD</text:span><text:span text:style-name="T17"> </text:span></text:p>
      <text:p text:style-name="P43"><text:s text:c="21"/>build.bat <text:s text:c="12"/><text:tab/><text:tab/><text:span text:style-name="T44">utilisé par scite pour faire le fichier programme</text:span><text:span text:style-name="T29"> target.txt</text:span></text:p>
      <text:p text:style-name="P51"><text:s text:c="21"/><text:span text:style-name="T16">prog.bat <text:s text:c="13"/><text:tab/><text:tab/></text:span><text:span text:style-name="T44">pour</text:span><text:span text:style-name="T33"> </text:span><text:span text:style-name="T42">flash</text:span><text:span text:style-name="T44">er</text:span><text:span text:style-name="T42"> </text:span><text:span text:style-name="T44">la cible avec</text:span><text:span text:style-name="T42"> </text:span><text:span text:style-name="T44">le fichier</text:span><text:span text:style-name="T33"> </text:span><text:span text:style-name="T42">target</text:span><text:span text:style-name="T33">.txt</text:span></text:p>
      <text:p text:style-name="P56"><text:s text:c="21"/><text:span text:style-name="T16">CopyTo_SD_Card(.bat)<text:tab/> <text:tab/> <text:s/><text:tab/></text:span></text:p>
      <text:p text:style-name="P56"><text:s text:c="21"/><text:span text:style-name="T16">SendSource(.bat)<text:tab/><text:tab/><text:tab/></text:span></text:p>
      <text:p text:style-name="P56"><text:s text:c="21"/><text:span text:style-name="T16">Preprocess(.bat)<text:tab/> <text:s text:c="9"/><text:tab/></text:span></text:p>
      <text:p text:style-name="P56"><text:s text:c="21"/><text:span text:style-name="T16">CopySourceFileToTarget_SD_Card.bat<text:tab/></text:span><text:span text:style-name="T33">à recopier dans votre répertoire pour le drag'n drop</text:span></text:p>
      <text:p text:style-name="P56"><text:s text:c="21"/><text:span text:style-name="T16">SendSourceFileToTarget.bat<text:tab/><text:tab/></text:span><text:span text:style-name="T33">à recopier dans votre répertoire pour le drag'n drop</text:span></text:p>
      <text:p text:style-name="P56"><text:s text:c="21"/><text:span text:style-name="T16">PreprocessSourceFile.bat <text:s text:c="9"/><text:tab/></text:span><text:span text:style-name="T33">à recopier dans votre répertoire pour le drag'n drop</text:span></text:p>
      <text:p text:style-name="P56"><text:span text:style-name="T49"><text:tab/><text:tab/> <text:s text:c="3"/></text:span><text:span text:style-name="T83">SelectTarget.bat</text:span><text:span text:style-name="T48"><text:tab/><text:tab/><text:tab/></text:span><text:span text:style-name="T50">appelé par les 3 précédents pour </text:span><text:span text:style-name="T48">select</text:span><text:span text:style-name="T50">ionner la cible</text:span><text:span text:style-name="T48"> </text:span></text:p>
      <text:p text:style-name="P34"/>
      <text:p text:style-name="P37"><text:s text:c="20"/></text:p>
      <text:p text:style-name="P61">Note: <text:span text:style-name="T62">toutes les commandes réalisées par l'éditeur scite se font au moyen de fichiers bat. On peut donc facilement <text:tab/>réutiliser ceux-ci avec n'importe quel éditeur de texte</text:span>.</text:p>
      <text:p text:style-name="P61"/>
      <text:p text:style-name="P60">Note: <text:span text:style-name="T63">les commandes pour flasher ou pour télécharger les fichiers peuvent être réalisées indifféremment depuis l'éditeur <text:s/><text:tab/>scite ou bien directement avec les fichiers bat</text:span>.</text:p>
      <text:p text:style-name="P125"><text:span text:style-name="T68">Maintenant il s'agit de préparer l'interface de programmation pour FAST FORTH</text:span>:</text:p>
      <text:p text:style-name="P91"/>
      <text:p text:style-name="P103">Tout d'abord, il faut récupérer le "flasher" de Texas Instrument et pour cela il faut s'enregistrer ici:</text:p>
      <text:p text:style-name="P95"/>
      <text:p text:style-name="P96"><text:a xlink:type="simple" xlink:href="http://www.ti.com/" text:style-name="Internet_20_link" text:visited-style-name="Visited_20_Internet_20_Link">http://www.ti.com/</text:a>, <text:span text:style-name="T71">en haut à droite de la page</text:span>.</text:p>
      <text:p text:style-name="P96"/>
      <text:p text:style-name="P96"><text:span text:style-name="T68">Rendez-vous après sur :</text:span><text:a xlink:type="simple" xlink:href="http://www.ti.com/tool/msp430-flasher?DCMP=MSP430&amp;HQS=Other+OT+msp430flasher" text:style-name="Internet_20_link" text:visited-style-name="Visited_20_Internet_20_Link">http://www.ti.com/tool/msp430-flasher?DCMP=MSP430&amp;HQS=Other+OT+msp430flasher</text:a></text:p>
      <text:p text:style-name="P106"><text:span text:style-name="T72">On vous demandera si vous voulez vous en servir pour un usage militaire... Bref, i</text:span>nstallez <text:span text:style-name="T72">le logiciel </text:span>tel quel, <text:span text:style-name="T84">En fin de programme d'installation on vous demandeera de télécharger "download USB FET drivers, faites-le !</text:span> </text:p>
      <text:p text:style-name="P97">http://software-dl.ti.com/msp430/msp430_public_sw/mcu/msp430/MSPDS/latest/exports/MSP430_DLL_Developer_Package_Rev_3_13_0_001.zip</text:p>
      <text:p text:style-name="P105"/>
      <text:p text:style-name="P105"><text:span text:style-name="T84">enfin </text:span>puis recopiez <text:span text:style-name="T26">MSP430Flasher.exe and MSP430.dll </text:span>dans<text:span text:style-name="T26"> </text:span><text:span text:style-name="T1">drive:\prog\MSP430Flasher\</text:span></text:p>
      <text:p text:style-name="P93"/>
      <text:p text:style-name="P93">install<text:span text:style-name="T75">ation par défaut de</text:span> teraterm: <text:a xlink:type="simple" xlink:href="http://logmett.com/tera-term-the-latest-version" text:style-name="Internet_20_link" text:visited-style-name="Visited_20_Internet_20_Link">http://logmett.com/tera-term-the-latest-version</text:a></text:p>
      <text:p text:style-name="P93"/>
      <text:p text:style-name="P102">Au tour de gema: <text:a xlink:type="simple" xlink:href="https://sourceforge.net/projects/gema/files/latest/download" text:style-name="Internet_20_link" text:visited-style-name="Visited_20_Internet_20_Link"><text:span text:style-name="T69">https://sourceforge.net/projects/gema/files/latest/download</text:span></text:a><text:span text:style-name="T69"> </text:span></text:p>
      <text:p text:style-name="P91"><text:span text:style-name="T68">dé</text:span>zip<text:span text:style-name="T68">pez dans</text:span> <text:span text:style-name="T1">drive:\prog\gema\</text:span></text:p>
      <text:p text:style-name="P89"/>
      <text:p text:style-name="P91"><text:span text:style-name="T68">Pareil pour scite: </text:span><text:a xlink:type="simple" xlink:href="http://www.scintilla.org/Sc400.exe" text:style-name="Internet_20_link" text:visited-style-name="Visited_20_Internet_20_Link">http://www.scintilla.org/Sc400.exe</text:a> <text:span text:style-name="T68">à dézipper dans</text:span> <text:span text:style-name="T1">drive:\prog\wscite\</text:span></text:p>
      <text:p text:style-name="P91"><text:span text:style-name="T68">En plus il faut renommer</text:span> Sc400.exe <text:span text:style-name="T68">en</text:span> scite.exe.</text:p>
      <text:p text:style-name="P91"/>
      <text:p text:style-name="P94"><text:span text:style-name="T68">L'assembleur pour compiler FASTFORTH, à dézipper dans </text:span><text:span text:style-name="T1">drive:\prog\MacroAssemblerAS\</text:span><text:span text:style-name="T68">:</text:span></text:p>
      <text:p text:style-name="P94"><text:a xlink:type="simple" xlink:href="http://john.ccac.rwth-aachen.de:8000/ftp/as/precompiled/i386-unknown-win32/aswcurr.zip" text:style-name="Internet_20_link" text:visited-style-name="Visited_20_Internet_20_Link">http://john.ccac.rwth-aachen.de:8000/ftp/as/precompiled/i386-unknown-win32/aswcurr.zip</text:a> </text:p>
      <text:p text:style-name="P93"/>
      <text:p text:style-name="P93"><text:span text:style-name="T68">Et enfin Srecord: </text:span><text:a xlink:type="simple" xlink:href="https://sourceforge.net/projects/srecord/files/latest/download" text:style-name="Internet_20_link" text:visited-style-name="Visited_20_Internet_20_Link">https://sourceforge.net/projects/srecord/files/latest/download</text:a></text:p>
      <text:p text:style-name="P93"><text:span text:style-name="T68">à dézipper dans</text:span> <text:span text:style-name="T1">drive:\prog\Srecord\</text:span></text:p>
      <text:p text:style-name="P93"/>
      <text:p text:style-name="P89"><text:a xlink:type="simple" xlink:href="http://logmett.com/tera-term-the-latest-version" text:style-name="Internet_20_link" text:visited-style-name="Visited_20_Internet_20_Link"/></text:p>
      <text:p text:style-name="P103">Au final, voici le minimum requis pour faire tourner l'environnement de programmation (IDE):</text:p>
      <text:p text:style-name="P89"/>
      <text:p text:style-name="P89"/>
      <text:p text:style-name="P46">drive:\prog\gema\<text:tab/><text:span text:style-name="T19">gema.exe <text:s text:c="2"/><text:tab/><text:tab/></text:span><text:span text:style-name="T29">syntactic preprocessor</text:span></text:p>
      <text:p text:style-name="P46"/>
      <text:p text:style-name="P46">drive:\prog\MacroAssemblerAS\<text:span text:style-name="T19">bin\<text:tab/>asw.exe <text:s text:c="2"/><text:tab/><text:tab/></text:span><text:span text:style-name="T29">macro assembler</text:span></text:p>
      <text:p text:style-name="P50"><text:tab/><text:tab/><text:span text:style-name="T19">P2hex.exe</text:span></text:p>
      <text:p text:style-name="P50"><text:tab/><text:tab/><text:span text:style-name="T74">as.msg</text:span></text:p>
      <text:p text:style-name="P50"><text:tab/><text:tab/><text:span text:style-name="T74">cmdarg.msg</text:span></text:p>
      <text:p text:style-name="P50"><text:tab/><text:tab/><text:span text:style-name="T74">ioerrs.msg</text:span></text:p>
      <text:p text:style-name="P50"><text:tab/><text:tab/><text:span text:style-name="T19">P2hex.msg</text:span></text:p>
      <text:p text:style-name="P50"><text:tab/><text:tab/><text:span text:style-name="T74">tools.msg</text:span></text:p>
      <text:p text:style-name="P78"/>
      <text:p text:style-name="P46">drive:\prog\MSP430Flasher\ <text:s text:c="3"/><text:tab/><text:span text:style-name="T19">MSP430Flasher.exe<text:tab/></text:span><text:span text:style-name="T31">flasher</text:span></text:p>
      <text:p text:style-name="P57"><text:tab/><text:tab/>MSP430.dll</text:p>
      <text:p text:style-name="P57"/>
      <text:p text:style-name="P46">drive:\prog\Srecord\ <text:s text:c="9"/><text:tab/><text:span text:style-name="T19">srec_cat.exe <text:tab/><text:tab/></text:span><text:span text:style-name="T31">TI</text:span><text:span text:style-name="T29">.hex to </text:span><text:span text:style-name="T31">TI</text:span><text:span text:style-name="T29">.txt files converter</text:span></text:p>
      <text:p text:style-name="P46"/>
      <text:p text:style-name="P46">drive:\prog\wscite\ <text:s text:c="9"/><text:tab/><text:span text:style-name="T19">sCiTE.exe</text:span> <text:s text:c="5"/><text:tab/><text:tab/><text:span text:style-name="T29">text editor</text:span></text:p>
      <text:p text:style-name="P57"><text:tab/><text:tab/>SciTEGlobal.properties</text:p>
      <text:p text:style-name="P46"/>
      <text:p text:style-name="P22"/>
      <text:p text:style-name="P98"/>
      <text:p text:style-name="P98"/>
      <text:p text:style-name="P104">Mais il faut encore modifier ces 4 fichiers liens:</text:p>
      <text:p text:style-name="P99"/>
      <text:p text:style-name="P23">drive:\<text:span text:style-name="T54">prog.bat</text:span></text:p>
      <text:p text:style-name="P23"/>
      <text:p text:style-name="P38">drive:\MSP430-FORTH\<text:span text:style-name="T54">SendSourceFileToTarget.bat</text:span></text:p>
      <text:p text:style-name="P38"><text:tab/> <text:s text:c="3"/><text:span text:style-name="T54">CopySourceFileToTarget_SD_Card.bat</text:span></text:p>
      <text:p text:style-name="P38"><text:tab/> <text:s text:c="3"/><text:span text:style-name="T54">PreprocessSourceFile.f.bat</text:span></text:p>
      <text:p text:style-name="P38"/>
      <text:p text:style-name="P74">à partir de l'explorateur, on fait un clic droit sur le premier fichier:</text:p>
      <text:p text:style-name="P73"><text:s text:c="5"/><text:span text:style-name="T68">sélectionner</text:span> "<text:span text:style-name="T51">prop</text:span><text:span text:style-name="T53">riétés</text:span>"</text:p>
      <text:p text:style-name="P73"><text:tab/><text:tab/> <text:span text:style-name="T68">changer la lettre du lecteur dans la rubrique "</text:span><text:span text:style-name="T53">cible</text:span><text:span text:style-name="T68">"</text:span></text:p>
      <text:p text:style-name="P74"/>
      <text:p text:style-name="P74"><text:span text:style-name="T73">répétez la manip </text:span>pour les 3 autres fichiers.</text:p>
      <text:p text:style-name="P72"/>
      <text:p text:style-name="P98"/>
      <text:p text:style-name="P102">Et enfin <text:span text:style-name="T70">on </text:span>cré<text:span text:style-name="T70">e</text:span> les associations de fichiers pour l'éditeur scite:</text:p>
      <text:p text:style-name="P98"/>
      <text:p text:style-name="P75">clic <text:span text:style-name="T68">droit sur un fichier</text:span> <text:span text:style-name="T51">.asm</text:span>, </text:p>
      <text:p text:style-name="P77"><text:span text:style-name="T27"><text:s text:c="7"/>sélectionnez </text:span>"<text:span text:style-name="T76">ouvrir avec...</text:span>",</text:p>
      <text:p text:style-name="P77"><text:tab/>"<text:span text:style-name="T76">plus d'applications"</text:span> </text:p>
      <text:p text:style-name="P77"><text:tab/><text:tab/><text:tab/>"<text:span text:style-name="T76">rechercher une autre application sur ce PC" : </text:span><text:span text:style-name="T52">drive:\prog\wscite\</text:span><text:span text:style-name="T51">scite.</text:span><text:span text:style-name="T52">exe</text:span></text:p>
      <text:p text:style-name="P75"/>
      <text:p text:style-name="P76"><text:span text:style-name="T68">répéter avec des fichiers</text:span> <text:span text:style-name="T51">.inc</text:span>, <text:span text:style-name="T51">.mac</text:span>, <text:span text:style-name="T51">.</text:span><text:span text:style-name="T52">lst</text:span><text:span text:style-name="T27">, </text:span><text:span text:style-name="T51">.f</text:span>, <text:span text:style-name="T51">.4th</text:span>, <text:span text:style-name="T51">.pat</text:span>, <text:span text:style-name="T51">.properties</text:span>, <text:span text:style-name="T51">.</text:span><text:span text:style-name="T52">TTL</text:span> <text:span text:style-name="T27">files.</text:span></text:p>
      <text:p text:style-name="P98"/>
      <text:p text:style-name="P98"/>
      <text:p text:style-name="P101"><text:span text:style-name="T70">Voilà c'est fait, rendez-vous dans forthMSP430FRxxxx.asm où vous trouverez comment configurer TERATERM</text:span> !</text:p>
      <text:p text:style-name="P98"/>
      <text:p text:style-name="P109"/>
      <text:p text:style-name="P110"/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7:34.363000000</meta:creation-date>
    <meta:generator>LibreOffice/6.0.2.1$Windows_X86_64 LibreOffice_project/f7f06a8f319e4b62f9bc5095aa112a65d2f3ac89</meta:generator>
    <dc:date>2018-07-28T08:32:30.519000000</dc:date>
    <meta:editing-duration>P1DT5H34M53S</meta:editing-duration>
    <meta:editing-cycles>91</meta:editing-cycles>
    <meta:document-statistic meta:table-count="0" meta:image-count="0" meta:object-count="0" meta:page-count="4" meta:paragraph-count="248" meta:word-count="2170" meta:character-count="19793" meta:non-whitespace-character-count="13399"/>
  </office:meta>
</office:document-meta>
</file>